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Console" svg:font-family="'Lucida Console'" style:font-pitch="fixed"/>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522cm" fo:margin-left="0.79cm" fo:margin-right="0.277cm" table:align="margins"/>
    </style:style>
    <style:style style:name="Table1.A" style:family="table-column">
      <style:table-column-properties style:column-width="2.207cm" style:rel-column-width="8755*"/>
    </style:style>
    <style:style style:name="Table1.B" style:family="table-column">
      <style:table-column-properties style:column-width="1.293cm" style:rel-column-width="5129*"/>
    </style:style>
    <style:style style:name="Table1.C" style:family="table-column">
      <style:table-column-properties style:column-width="2.381cm" style:rel-column-width="9448*"/>
    </style:style>
    <style:style style:name="Table1.D" style:family="table-column">
      <style:table-column-properties style:column-width="2.293cm" style:rel-column-width="9098*"/>
    </style:style>
    <style:style style:name="Table1.E" style:family="table-column">
      <style:table-column-properties style:column-width="8.347cm" style:rel-column-width="33105*"/>
    </style:style>
    <style:style style:name="Table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E1" style:family="table-cell">
      <style:table-cell-properties fo:background-color="#b3b3b3"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3" style:family="table">
      <style:table-properties style:width="16.581cm" fo:margin-left="1.028cm" fo:margin-right="-0.019cm" table:align="margins" style:may-break-between-rows="false"/>
    </style:style>
    <style:style style:name="Table3.A" style:family="table-column">
      <style:table-column-properties style:column-width="1.323cm" style:rel-column-width="5230*"/>
    </style:style>
    <style:style style:name="Table3.B" style:family="table-column">
      <style:table-column-properties style:column-width="1.559cm" style:rel-column-width="6165*"/>
    </style:style>
    <style:style style:name="Table3.C" style:family="table-column">
      <style:table-column-properties style:column-width="2.762cm" style:rel-column-width="10921*"/>
    </style:style>
    <style:style style:name="Table3.D" style:family="table-column">
      <style:table-column-properties style:column-width="3.47cm" style:rel-column-width="13717*"/>
    </style:style>
    <style:style style:name="Table3.E" style:family="table-column">
      <style:table-column-properties style:column-width="6.675cm" style:rel-column-width="26382*"/>
    </style:style>
    <style:style style:name="Table3.F" style:family="table-column">
      <style:table-column-properties style:column-width="0.79cm" style:rel-column-width="3120*"/>
    </style:style>
    <style:style style:name="Table3.1" style:family="table-row">
      <style:table-row-properties style:row-height="0.3cm"/>
    </style:style>
    <style:style style:name="Table3.A1" style:family="table-cell">
      <style:table-cell-properties fo:background-color="transparent" fo:padding-left="0.03cm" fo:padding-right="0cm" fo:padding-top="0cm" fo:padding-bottom="0cm" fo:border="none">
        <style:background-image/>
      </style:table-cell-properties>
    </style:style>
    <style:style style:name="Table3.B1" style:family="table-cell">
      <style:table-cell-properties fo:background-color="transparent" fo:padding-left="0.03cm" fo:padding-right="0cm" fo:padding-top="0cm" fo:padding-bottom="0cm" fo:border-left="0.002cm solid #000000" fo:border-right="none" fo:border-top="none" fo:border-bottom="none">
        <style:background-image/>
      </style:table-cell-properties>
    </style:style>
    <style:style style:name="Table3.2" style:family="table-row">
      <style:table-row-properties style:min-row-height="1.774cm"/>
    </style:style>
    <style:style style:name="Table3.A2" style:family="table-cell">
      <style:table-cell-properties style:vertical-align="middle" fo:background-color="#c0c0c0" fo:padding="0.049cm" fo:border-left="0.035cm solid #000000" fo:border-right="none" fo:border-top="0.035cm solid #000000" fo:border-bottom="0.035cm solid #000000">
        <style:background-image/>
      </style:table-cell-properties>
    </style:style>
    <style:style style:name="Table3.F2" style:family="table-cell">
      <style:table-cell-properties style:vertical-align="middle" fo:padding="0cm" fo:border-left="0.035cm solid #000000" fo:border-right="none" fo:border-top="none" fo:border-bottom="none"/>
    </style:style>
    <style:style style:name="Table5" style:family="table">
      <style:table-properties style:width="16.581cm" fo:margin-left="1.028cm" fo:margin-right="-0.019cm" table:align="margins" style:may-break-between-rows="false"/>
    </style:style>
    <style:style style:name="Table5.A" style:family="table-column">
      <style:table-column-properties style:column-width="1.321cm" style:rel-column-width="5223*"/>
    </style:style>
    <style:style style:name="Table5.B" style:family="table-column">
      <style:table-column-properties style:column-width="1.561cm" style:rel-column-width="6172*"/>
    </style:style>
    <style:style style:name="Table5.C" style:family="table-column">
      <style:table-column-properties style:column-width="2.731cm" style:rel-column-width="10795*"/>
    </style:style>
    <style:style style:name="Table5.D" style:family="table-column">
      <style:table-column-properties style:column-width="3.47cm" style:rel-column-width="13717*"/>
    </style:style>
    <style:style style:name="Table5.E" style:family="table-column">
      <style:table-column-properties style:column-width="6.706cm" style:rel-column-width="26508*"/>
    </style:style>
    <style:style style:name="Table5.F" style:family="table-column">
      <style:table-column-properties style:column-width="0.79cm" style:rel-column-width="3120*"/>
    </style:style>
    <style:style style:name="Table5.1" style:family="table-row">
      <style:table-row-properties style:row-height="0.3cm"/>
    </style:style>
    <style:style style:name="Table5.A1" style:family="table-cell">
      <style:table-cell-properties fo:background-color="transparent" fo:padding-left="0.03cm" fo:padding-right="0cm" fo:padding-top="0cm" fo:padding-bottom="0cm" fo:border="none">
        <style:background-image/>
      </style:table-cell-properties>
    </style:style>
    <style:style style:name="Table5.B1" style:family="table-cell">
      <style:table-cell-properties fo:background-color="transparent" fo:padding-left="0.03cm" fo:padding-right="0cm" fo:padding-top="0cm" fo:padding-bottom="0cm" fo:border-left="0.002cm solid #000000" fo:border-right="none" fo:border-top="none" fo:border-bottom="none">
        <style:background-image/>
      </style:table-cell-properties>
    </style:style>
    <style:style style:name="Table5.2" style:family="table-row">
      <style:table-row-properties style:min-row-height="1.774cm"/>
    </style:style>
    <style:style style:name="Table5.A2" style:family="table-cell">
      <style:table-cell-properties style:vertical-align="middle" fo:background-color="#c0c0c0" fo:padding="0.049cm" fo:border-left="0.035cm solid #000000" fo:border-right="none" fo:border-top="0.035cm solid #000000" fo:border-bottom="0.035cm solid #000000">
        <style:background-image/>
      </style:table-cell-properties>
    </style:style>
    <style:style style:name="Table5.F2" style:family="table-cell">
      <style:table-cell-properties style:vertical-align="middle" fo:padding="0cm" fo:border-left="0.035cm solid #000000" fo:border-right="none" fo:border-top="none" fo:border-bottom="none"/>
    </style:style>
    <style:style style:name="Table6" style:family="table">
      <style:table-properties style:width="9.906cm" fo:margin-left="3.498cm" fo:margin-right="4.186cm" table:align="margins" style:may-break-between-rows="false"/>
    </style:style>
    <style:style style:name="Table6.A" style:family="table-column">
      <style:table-column-properties style:column-width="0.688cm" style:rel-column-width="4553*"/>
    </style:style>
    <style:style style:name="Table6.B" style:family="table-column">
      <style:table-column-properties style:column-width="3.669cm" style:rel-column-width="24271*"/>
    </style:style>
    <style:style style:name="Table6.C" style:family="table-column">
      <style:table-column-properties style:column-width="0.713cm" style:rel-column-width="4719*"/>
    </style:style>
    <style:style style:name="Table6.J" style:family="table-column">
      <style:table-column-properties style:column-width="0.556cm" style:rel-column-width="3678*"/>
    </style:style>
    <style:style style:name="Table6.A1" style:family="table-cell">
      <style:table-cell-properties fo:background-color="transparent" fo:padding-left="0.03cm" fo:padding-right="0cm" fo:padding-top="0cm" fo:padding-bottom="0cm" fo:border="none">
        <style:background-image/>
      </style:table-cell-properties>
    </style:style>
    <style:style style:name="Table6.2" style:family="table-row">
      <style:table-row-properties style:min-row-height="0.684cm"/>
    </style:style>
    <style:style style:name="Table6.A2" style:family="table-cell">
      <style:table-cell-properties style:vertical-align="middle" fo:background-color="#c0c0c0" fo:padding="0.049cm" fo:border-left="0.002cm solid #000000" fo:border-right="none" fo:border-top="0.002cm solid #000000" fo:border-bottom="0.002cm solid #000000">
        <style:background-image/>
      </style:table-cell-properties>
    </style:style>
    <style:style style:name="Table6.J2" style:family="table-cell">
      <style:table-cell-properties style:vertical-align="middle" fo:background-color="#c0c0c0" fo:padding="0.049cm" fo:border="0.002cm solid #000000">
        <style:background-image/>
      </style:table-cell-properties>
    </style:style>
    <style:style style:name="Table4" style:family="table">
      <style:table-properties style:width="16.581cm" fo:margin-left="1.028cm" fo:margin-right="-0.019cm" table:align="margins" style:may-break-between-rows="false"/>
    </style:style>
    <style:style style:name="Table4.A" style:family="table-column">
      <style:table-column-properties style:column-width="1.145cm" style:rel-column-width="4526*"/>
    </style:style>
    <style:style style:name="Table4.B" style:family="table-column">
      <style:table-column-properties style:column-width="1.117cm" style:rel-column-width="4414*"/>
    </style:style>
    <style:style style:name="Table4.C" style:family="table-column">
      <style:table-column-properties style:column-width="1.383cm" style:rel-column-width="5467*"/>
    </style:style>
    <style:style style:name="Table4.D" style:family="table-column">
      <style:table-column-properties style:column-width="1.528cm" style:rel-column-width="6039*"/>
    </style:style>
    <style:style style:name="Table4.E" style:family="table-column">
      <style:table-column-properties style:column-width="3.353cm" style:rel-column-width="13250*"/>
    </style:style>
    <style:style style:name="Table4.F" style:family="table-column">
      <style:table-column-properties style:column-width="7.264cm" style:rel-column-width="28712*"/>
    </style:style>
    <style:style style:name="Table4.G" style:family="table-column">
      <style:table-column-properties style:column-width="0.792cm" style:rel-column-width="3127*"/>
    </style:style>
    <style:style style:name="Table4.1" style:family="table-row">
      <style:table-row-properties style:row-height="0.3cm"/>
    </style:style>
    <style:style style:name="Table4.A1" style:family="table-cell">
      <style:table-cell-properties fo:background-color="transparent" fo:padding-left="0.03cm" fo:padding-right="0cm" fo:padding-top="0cm" fo:padding-bottom="0cm" fo:border="none">
        <style:background-image/>
      </style:table-cell-properties>
    </style:style>
    <style:style style:name="Table4.B1" style:family="table-cell">
      <style:table-cell-properties fo:background-color="transparent" fo:padding-left="0.03cm" fo:padding-right="0cm" fo:padding-top="0cm" fo:padding-bottom="0cm" fo:border-left="0.002cm solid #000000" fo:border-right="none" fo:border-top="none" fo:border-bottom="none">
        <style:background-image/>
      </style:table-cell-properties>
    </style:style>
    <style:style style:name="Table4.2" style:family="table-row">
      <style:table-row-properties style:min-row-height="1.774cm"/>
    </style:style>
    <style:style style:name="Table4.A2" style:family="table-cell">
      <style:table-cell-properties style:vertical-align="middle" fo:background-color="#c0c0c0" fo:padding="0.049cm" fo:border-left="0.035cm solid #000000" fo:border-right="none" fo:border-top="0.035cm solid #000000" fo:border-bottom="0.035cm solid #000000">
        <style:background-image/>
      </style:table-cell-properties>
    </style:style>
    <style:style style:name="Table4.G2" style:family="table-cell">
      <style:table-cell-properties style:vertical-align="middle" fo:padding="0cm" fo:border-left="0.035cm solid #000000" fo:border-right="none" fo:border-top="none" fo:border-bottom="none"/>
    </style:style>
    <style:style style:name="Table9" style:family="table">
      <style:table-properties style:width="16.551cm" fo:margin-left="1.057cm" fo:margin-right="-0.018cm" table:align="margins" style:may-break-between-rows="false"/>
    </style:style>
    <style:style style:name="Table9.A" style:family="table-column">
      <style:table-column-properties style:column-width="1.586cm" style:rel-column-width="6281*"/>
    </style:style>
    <style:style style:name="Table9.B" style:family="table-column">
      <style:table-column-properties style:column-width="1.734cm" style:rel-column-width="6867*"/>
    </style:style>
    <style:style style:name="Table9.C" style:family="table-column">
      <style:table-column-properties style:column-width="1.94cm" style:rel-column-width="7685*"/>
    </style:style>
    <style:style style:name="Table9.D" style:family="table-column">
      <style:table-column-properties style:column-width="1.681cm" style:rel-column-width="6658*"/>
    </style:style>
    <style:style style:name="Table9.E" style:family="table-column">
      <style:table-column-properties style:column-width="3.205cm" style:rel-column-width="12694*"/>
    </style:style>
    <style:style style:name="Table9.F" style:family="table-column">
      <style:table-column-properties style:column-width="5.558cm" style:rel-column-width="22008*"/>
    </style:style>
    <style:style style:name="Table9.G" style:family="table-column">
      <style:table-column-properties style:column-width="0.843cm" style:rel-column-width="3342*"/>
    </style:style>
    <style:style style:name="Table9.1" style:family="table-row">
      <style:table-row-properties style:row-height="0.3cm"/>
    </style:style>
    <style:style style:name="Table9.A1" style:family="table-cell">
      <style:table-cell-properties fo:background-color="transparent" fo:padding-left="0.03cm" fo:padding-right="0cm" fo:padding-top="0cm" fo:padding-bottom="0cm" fo:border="none">
        <style:background-image/>
      </style:table-cell-properties>
    </style:style>
    <style:style style:name="Table9.B1" style:family="table-cell">
      <style:table-cell-properties fo:background-color="transparent" fo:padding-left="0.03cm" fo:padding-right="0cm" fo:padding-top="0cm" fo:padding-bottom="0cm" fo:border-left="0.002cm solid #000000" fo:border-right="none" fo:border-top="none" fo:border-bottom="none">
        <style:background-image/>
      </style:table-cell-properties>
    </style:style>
    <style:style style:name="Table9.2" style:family="table-row">
      <style:table-row-properties style:min-row-height="1.774cm"/>
    </style:style>
    <style:style style:name="Table9.A2" style:family="table-cell">
      <style:table-cell-properties style:vertical-align="middle" fo:background-color="#c0c0c0" fo:padding="0.049cm" fo:border-left="0.035cm solid #000000" fo:border-right="none" fo:border-top="0.035cm solid #000000" fo:border-bottom="0.035cm solid #000000">
        <style:background-image/>
      </style:table-cell-properties>
    </style:style>
    <style:style style:name="Table9.G2" style:family="table-cell">
      <style:table-cell-properties style:vertical-align="middle" fo:padding="0cm" fo:border-left="0.035cm solid #000000" fo:border-right="none" fo:border-top="none" fo:border-bottom="none"/>
    </style:style>
    <style:style style:name="Table10" style:family="table">
      <style:table-properties style:width="16.551cm" fo:margin-left="1.057cm" fo:margin-right="-0.018cm" table:align="margins" style:may-break-between-rows="false"/>
    </style:style>
    <style:style style:name="Table10.A" style:family="table-column">
      <style:table-column-properties style:column-width="1.145cm" style:rel-column-width="4535*"/>
    </style:style>
    <style:style style:name="Table10.B" style:family="table-column">
      <style:table-column-properties style:column-width="1.147cm" style:rel-column-width="4542*"/>
    </style:style>
    <style:style style:name="Table10.C" style:family="table-column">
      <style:table-column-properties style:column-width="1.441cm" style:rel-column-width="5709*"/>
    </style:style>
    <style:style style:name="Table10.D" style:family="table-column">
      <style:table-column-properties style:column-width="1.205cm" style:rel-column-width="4772*"/>
    </style:style>
    <style:style style:name="Table10.E" style:family="table-column">
      <style:table-column-properties style:column-width="1.623cm" style:rel-column-width="6429*"/>
    </style:style>
    <style:style style:name="Table10.F" style:family="table-column">
      <style:table-column-properties style:column-width="1.939cm" style:rel-column-width="7673*"/>
    </style:style>
    <style:style style:name="Table10.G" style:family="table-column">
      <style:table-column-properties style:column-width="3.618cm" style:rel-column-width="14325*"/>
    </style:style>
    <style:style style:name="Table10.H" style:family="table-column">
      <style:table-column-properties style:column-width="3.646cm" style:rel-column-width="14437*"/>
    </style:style>
    <style:style style:name="Table10.I" style:family="table-column">
      <style:table-column-properties style:column-width="0.787cm" style:rel-column-width="3113*"/>
    </style:style>
    <style:style style:name="Table10.1" style:family="table-row">
      <style:table-row-properties style:row-height="0.3cm"/>
    </style:style>
    <style:style style:name="Table10.A1" style:family="table-cell">
      <style:table-cell-properties fo:background-color="transparent" fo:padding-left="0.03cm" fo:padding-right="0cm" fo:padding-top="0cm" fo:padding-bottom="0cm" fo:border="none">
        <style:background-image/>
      </style:table-cell-properties>
    </style:style>
    <style:style style:name="Table10.B1" style:family="table-cell">
      <style:table-cell-properties fo:background-color="transparent" fo:padding-left="0.03cm" fo:padding-right="0cm" fo:padding-top="0cm" fo:padding-bottom="0cm" fo:border-left="0.002cm solid #000000" fo:border-right="none" fo:border-top="none" fo:border-bottom="none">
        <style:background-image/>
      </style:table-cell-properties>
    </style:style>
    <style:style style:name="Table10.2" style:family="table-row">
      <style:table-row-properties style:min-row-height="1.774cm"/>
    </style:style>
    <style:style style:name="Table10.A2" style:family="table-cell">
      <style:table-cell-properties style:vertical-align="middle" fo:background-color="#c0c0c0" fo:padding="0.049cm" fo:border-left="0.035cm solid #000000" fo:border-right="none" fo:border-top="0.035cm solid #000000" fo:border-bottom="0.035cm solid #000000">
        <style:background-image/>
      </style:table-cell-properties>
    </style:style>
    <style:style style:name="Table10.I2" style:family="table-cell">
      <style:table-cell-properties style:vertical-align="middle" fo:padding="0cm" fo:border-left="0.035cm solid #000000" fo:border-right="none" fo:border-top="none" fo:border-bottom="none"/>
    </style:style>
    <style:style style:name="Table11" style:family="table">
      <style:table-properties style:width="9.906cm" fo:margin-left="3.498cm" fo:margin-right="4.186cm" table:align="margins" style:may-break-between-rows="false"/>
    </style:style>
    <style:style style:name="Table11.A" style:family="table-column">
      <style:table-column-properties style:column-width="0.688cm" style:rel-column-width="4553*"/>
    </style:style>
    <style:style style:name="Table11.B" style:family="table-column">
      <style:table-column-properties style:column-width="3.669cm" style:rel-column-width="24271*"/>
    </style:style>
    <style:style style:name="Table11.C" style:family="table-column">
      <style:table-column-properties style:column-width="0.713cm" style:rel-column-width="4719*"/>
    </style:style>
    <style:style style:name="Table11.J" style:family="table-column">
      <style:table-column-properties style:column-width="0.556cm" style:rel-column-width="3678*"/>
    </style:style>
    <style:style style:name="Table11.A1" style:family="table-cell">
      <style:table-cell-properties fo:background-color="transparent" fo:padding-left="0.03cm" fo:padding-right="0cm" fo:padding-top="0cm" fo:padding-bottom="0cm" fo:border="none">
        <style:background-image/>
      </style:table-cell-properties>
    </style:style>
    <style:style style:name="Table11.2" style:family="table-row">
      <style:table-row-properties style:min-row-height="0.684cm"/>
    </style:style>
    <style:style style:name="Table11.A2" style:family="table-cell">
      <style:table-cell-properties style:vertical-align="middle" fo:background-color="#c0c0c0" fo:padding="0.049cm" fo:border-left="0.002cm solid #000000" fo:border-right="none" fo:border-top="0.002cm solid #000000" fo:border-bottom="0.002cm solid #000000">
        <style:background-image/>
      </style:table-cell-properties>
    </style:style>
    <style:style style:name="Table11.J2" style:family="table-cell">
      <style:table-cell-properties style:vertical-align="middle" fo:background-color="#c0c0c0" fo:padding="0.049cm" fo:border="0.002cm solid #000000">
        <style:background-image/>
      </style:table-cell-properties>
    </style:style>
    <style:style style:name="Table2" style:family="table">
      <style:table-properties style:width="16.581cm" fo:margin-left="1.028cm" fo:margin-right="-0.019cm" table:align="margins" style:may-break-between-rows="false"/>
    </style:style>
    <style:style style:name="Table2.A" style:family="table-column">
      <style:table-column-properties style:column-width="2.205cm" style:rel-column-width="8712*"/>
    </style:style>
    <style:style style:name="Table2.B" style:family="table-column">
      <style:table-column-properties style:column-width="1.946cm" style:rel-column-width="7687*"/>
    </style:style>
    <style:style style:name="Table2.C" style:family="table-column">
      <style:table-column-properties style:column-width="1.293cm" style:rel-column-width="5113*"/>
    </style:style>
    <style:style style:name="Table2.D" style:family="table-column">
      <style:table-column-properties style:column-width="1.411cm" style:rel-column-width="5580*"/>
    </style:style>
    <style:style style:name="Table2.E" style:family="table-column">
      <style:table-column-properties style:column-width="1.66cm" style:rel-column-width="6563*"/>
    </style:style>
    <style:style style:name="Table2.F" style:family="table-column">
      <style:table-column-properties style:column-width="1.457cm" style:rel-column-width="5761*"/>
    </style:style>
    <style:style style:name="Table2.G" style:family="table-column">
      <style:table-column-properties style:column-width="6.027cm" style:rel-column-width="23821*"/>
    </style:style>
    <style:style style:name="Table2.H" style:family="table-column">
      <style:table-column-properties style:column-width="0.582cm" style:rel-column-width="2298*"/>
    </style:style>
    <style:style style:name="Table2.1" style:family="table-row">
      <style:table-row-properties style:row-height="0.3cm"/>
    </style:style>
    <style:style style:name="Table2.A1" style:family="table-cell">
      <style:table-cell-properties fo:background-color="transparent" fo:padding-left="0.03cm" fo:padding-right="0cm" fo:padding-top="0cm" fo:padding-bottom="0cm" fo:border="none">
        <style:background-image/>
      </style:table-cell-properties>
    </style:style>
    <style:style style:name="Table2.B1" style:family="table-cell">
      <style:table-cell-properties fo:background-color="transparent" fo:padding-left="0.03cm" fo:padding-right="0cm" fo:padding-top="0cm" fo:padding-bottom="0cm" fo:border-left="0.002cm solid #000000" fo:border-right="none" fo:border-top="none" fo:border-bottom="none">
        <style:background-image/>
      </style:table-cell-properties>
    </style:style>
    <style:style style:name="Table2.2" style:family="table-row">
      <style:table-row-properties style:min-row-height="1.774cm"/>
    </style:style>
    <style:style style:name="Table2.A2" style:family="table-cell">
      <style:table-cell-properties style:vertical-align="middle" fo:background-color="#c0c0c0" fo:padding="0.049cm" fo:border-left="0.035cm solid #000000" fo:border-right="none" fo:border-top="0.035cm solid #000000" fo:border-bottom="0.035cm solid #000000">
        <style:background-image/>
      </style:table-cell-properties>
    </style:style>
    <style:style style:name="Table2.H2" style:family="table-cell">
      <style:table-cell-properties style:vertical-align="middle" fo:padding="0cm" fo:border-left="0.035cm solid #000000" fo:border-right="none" fo:border-top="none" fo:border-bottom="none"/>
    </style:style>
    <style:style style:name="Table13" style:family="table">
      <style:table-properties style:width="11.816cm" fo:margin-left="4.203cm" fo:margin-right="1.57cm" table:align="margins" style:may-break-between-rows="false"/>
    </style:style>
    <style:style style:name="Table13.A" style:family="table-column">
      <style:table-column-properties style:column-width="0.568cm" style:rel-column-width="3152*"/>
    </style:style>
    <style:style style:name="Table13.B" style:family="table-column">
      <style:table-column-properties style:column-width="0.628cm" style:rel-column-width="3481*"/>
    </style:style>
    <style:style style:name="Table13.C" style:family="table-column">
      <style:table-column-properties style:column-width="0.598cm" style:rel-column-width="3312*"/>
    </style:style>
    <style:style style:name="Table13.D" style:family="table-column">
      <style:table-column-properties style:column-width="2.78cm" style:rel-column-width="15416*"/>
    </style:style>
    <style:style style:name="Table13.L" style:family="table-column">
      <style:table-column-properties style:column-width="0.566cm" style:rel-column-width="3142*"/>
    </style:style>
    <style:style style:name="Table13.M" style:family="table-column">
      <style:table-column-properties style:column-width="0.6cm" style:rel-column-width="3322*"/>
    </style:style>
    <style:style style:name="Table13.N" style:family="table-column">
      <style:table-column-properties style:column-width="1.674cm" style:rel-column-width="9279*"/>
    </style:style>
    <style:style style:name="Table13.O" style:family="table-column">
      <style:table-column-properties style:column-width="0.34cm" style:rel-column-width="1887*"/>
    </style:style>
    <style:style style:name="Table13.A1" style:family="table-cell">
      <style:table-cell-properties fo:background-color="transparent" fo:padding-left="0.03cm" fo:padding-right="0cm" fo:padding-top="0cm" fo:padding-bottom="0cm" fo:border="none">
        <style:background-image/>
      </style:table-cell-properties>
    </style:style>
    <style:style style:name="Table13.2" style:family="table-row">
      <style:table-row-properties style:min-row-height="0.596cm"/>
    </style:style>
    <style:style style:name="Table13.A2" style:family="table-cell">
      <style:table-cell-properties style:vertical-align="middle" fo:background-color="#c0c0c0" fo:padding="0.049cm" fo:border-left="0.002cm solid #000000" fo:border-right="none" fo:border-top="0.002cm solid #000000" fo:border-bottom="0.002cm solid #000000">
        <style:background-image/>
      </style:table-cell-properties>
    </style:style>
    <style:style style:name="Table13.O2" style:family="table-cell">
      <style:table-cell-properties style:vertical-align="middle" fo:background-color="#c0c0c0" fo:padding="0.049cm" fo:border="0.002cm solid #000000">
        <style:background-image/>
      </style:table-cell-properties>
    </style:style>
    <style:style style:name="P1" style:family="paragraph" style:parent-style-name="Standard" style:master-page-name="First_20_Page">
      <style:paragraph-properties fo:text-align="center" style:justify-single-word="false"/>
      <style:text-properties style:font-name="Arial"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P6" style:family="paragraph" style:parent-style-name="Standard">
      <style:text-properties style:font-name="Arial" fo:font-weight="bold" style:font-weight-asian="bold"/>
    </style:style>
    <style:style style:name="P7" style:family="paragraph" style:parent-style-name="Standard">
      <style:paragraph-properties fo:margin-left="3.81cm" fo:margin-right="0cm" fo:text-indent="-3.81cm" style:auto-text-indent="false"/>
      <style:text-properties style:use-window-font-color="true" style:font-name="Arial" fo:font-size="12pt" fo:language="en" fo:country="US" fo:font-weight="bold" style:font-name-asian="Times New Roman" style:font-size-asian="12pt" style:font-weight-asian="bold" style:font-name-complex="Times New Roman" style:font-size-complex="12pt" style:language-complex="ar" style:country-complex="SA"/>
    </style:style>
    <style:style style:name="P8" style:family="paragraph" style:parent-style-name="Standard">
      <style:paragraph-properties fo:margin-left="3.81cm" fo:margin-right="0cm" fo:text-indent="-3.81cm" style:auto-text-indent="false"/>
      <style:text-properties style:use-window-font-color="true" fo:font-size="12pt" fo:language="en" fo:country="US" fo:font-weight="bold" style:font-name-asian="Times New Roman" style:font-size-asian="12pt" style:font-weight-asian="bold" style:font-name-complex="Times New Roman" style:font-size-complex="12pt" style:language-complex="ar" style:country-complex="SA"/>
    </style:style>
    <style:style style:name="P9" style:family="paragraph" style:parent-style-name="Text_20_body">
      <style:paragraph-properties fo:break-before="page"/>
      <style:text-properties fo:font-size="13pt" style:font-size-asian="13pt" style:font-size-complex="13pt"/>
    </style:style>
    <style:style style:name="P10" style:family="paragraph" style:parent-style-name="Text_20_body">
      <style:paragraph-properties fo:margin-left="0cm" fo:margin-right="0cm" fo:text-indent="0cm" style:auto-text-indent="false"/>
      <style:text-properties fo:font-size="13pt" style:font-size-asian="13pt" style:font-size-complex="13pt"/>
    </style:style>
    <style:style style:name="P11" style:family="paragraph" style:parent-style-name="Text_20_body">
      <style:text-properties fo:font-size="13pt" style:font-size-asian="13pt" style:font-size-complex="13pt"/>
    </style:style>
    <style:style style:name="P12" style:family="paragraph" style:parent-style-name="Heading_20_1">
      <style:paragraph-properties fo:break-before="page"/>
    </style:style>
    <style:style style:name="P13" style:family="paragraph" style:parent-style-name="Text_20_body">
      <style:paragraph-properties fo:margin-left="0cm" fo:margin-right="0cm" fo:margin-top="0cm" fo:margin-bottom="0cm" fo:text-indent="0cm" style:auto-text-indent="false"/>
      <style:text-properties style:font-name="Times New Roman" fo:font-size="8pt" style:font-size-asian="8pt" style:font-size-complex="8pt"/>
    </style:style>
    <style:style style:name="P14" style:family="paragraph" style:parent-style-name="Preformatted_20_Text">
      <style:paragraph-properties fo:margin-left="1.251cm" fo:margin-right="0cm" fo:margin-top="0cm" fo:margin-bottom="0cm" fo:text-indent="0cm" style:auto-text-indent="false"/>
      <style:text-properties fo:font-size="8pt" style:font-size-asian="8pt" style:font-size-complex="8pt"/>
    </style:style>
    <style:style style:name="P15" style:family="paragraph" style:parent-style-name="Text_20_body">
      <style:paragraph-properties fo:margin-left="0cm" fo:margin-right="0cm" fo:margin-top="0cm" fo:margin-bottom="0cm" fo:text-indent="0cm" style:auto-text-indent="false"/>
    </style:style>
    <style:style style:name="P16" style:family="paragraph" style:parent-style-name="Text_20_body" style:list-style-name="L2">
      <style:paragraph-properties fo:margin-left="0cm" fo:margin-right="0cm" fo:margin-top="0cm" fo:margin-bottom="0cm" fo:text-indent="0cm" style:auto-text-indent="false"/>
    </style:style>
    <style:style style:name="P17" style:family="paragraph" style:parent-style-name="Text_20_body">
      <style:paragraph-properties fo:margin-left="0cm" fo:margin-right="0cm" fo:margin-top="0cm" fo:margin-bottom="0cm" fo:text-indent="0cm" style:auto-text-indent="false"/>
      <style:text-properties fo:font-size="8pt" style:font-size-asian="8pt" style:font-size-complex="8pt"/>
    </style:style>
    <style:style style:name="P18" style:family="paragraph" style:parent-style-name="Preformatted_20_Text">
      <style:paragraph-properties fo:margin-left="0cm" fo:margin-right="0cm" fo:margin-top="0cm" fo:margin-bottom="0cm" fo:text-indent="0cm" style:auto-text-indent="false"/>
      <style:text-properties fo:font-size="8pt" style:font-size-asian="8pt" style:font-size-complex="8pt"/>
    </style:style>
    <style:style style:name="P19" style:family="paragraph" style:parent-style-name="Text_20_body">
      <style:paragraph-properties fo:margin-left="0cm" fo:margin-right="0cm" fo:margin-top="0cm" fo:margin-bottom="0cm" fo:text-indent="0cm" style:auto-text-indent="false"/>
      <style:text-properties fo:font-size="7pt" style:font-size-asian="7pt" style:font-size-complex="7pt"/>
    </style:style>
    <style:style style:name="P20"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21" style:family="paragraph" style:parent-style-name="Table_20_Contents">
      <style:paragraph-properties fo:text-align="justify" style:justify-single-word="false"/>
      <style:text-properties fo:font-size="8pt" style:font-size-asian="8pt" style:font-size-complex="8pt"/>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Contents_20_3">
      <style:paragraph-properties>
        <style:tab-stops>
          <style:tab-stop style:position="16.591cm" style:type="right" style:leader-style="dotted" style:leader-text="."/>
        </style:tab-stops>
      </style:paragraph-properties>
    </style:style>
    <style:style style:name="P26" style:family="paragraph" style:parent-style-name="Heading_20_1"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master-page-name="">
      <style:paragraph-properties fo:margin-top="0cm" fo:margin-bottom="0cm" fo:keep-with-next="always"/>
      <style:text-properties fo:font-weight="bold" style:font-weight-asian="bold" style:font-weight-complex="bold"/>
    </style:style>
    <style:style style:name="P31" style:family="paragraph" style:parent-style-name="Text_20_body" style:list-style-name="L7">
      <style:paragraph-properties fo:margin-top="0cm" fo:margin-bottom="0cm" style:shadow="none"/>
    </style:style>
    <style:style style:name="P32" style:family="paragraph" style:parent-style-name="Text_20_body" style:list-style-name="L8" style:master-page-name="">
      <style:paragraph-properties fo:margin-top="0cm" fo:margin-bottom="0cm"/>
    </style:style>
    <style:style style:name="P33" style:family="paragraph" style:parent-style-name="Text_20_body" style:list-style-name="L8">
      <style:paragraph-properties fo:margin-top="0cm" fo:margin-bottom="0cm"/>
    </style:style>
    <style:style style:name="P34" style:family="paragraph" style:parent-style-name="Heading_20_3">
      <style:text-properties fo:font-weight="bold" style:font-weight-asian="bold" style:font-weight-complex="bold"/>
    </style:style>
    <style:style style:name="P35" style:family="paragraph" style:parent-style-name="Text_20_body">
      <style:paragraph-properties fo:margin-top="0cm" fo:margin-bottom="0cm"/>
    </style:style>
    <style:style style:name="P36" style:family="paragraph" style:parent-style-name="Text_20_body">
      <style:paragraph-properties fo:margin-top="0cm" fo:margin-bottom="0cm" style:shadow="none"/>
    </style:style>
    <style:style style:name="P37" style:family="paragraph" style:parent-style-name="Text_20_body">
      <style:paragraph-properties fo:padding="0cm" fo:border="none" style:shadow="none" style:join-border="false"/>
    </style:style>
    <style:style style:name="P38" style:family="paragraph" style:parent-style-name="Text_20_body">
      <style:paragraph-properties fo:padding="0cm" fo:border="none" style:shadow="none" style:join-border="false"/>
      <style:text-properties style:text-underline-style="none"/>
    </style:style>
    <style:style style:name="P39" style:family="paragraph" style:parent-style-name="Text_20_body" style:master-page-name="">
      <style:paragraph-properties fo:keep-with-next="always"/>
      <style:text-properties fo:font-weight="bold" style:font-weight-asian="bold" style:font-weight-complex="bold"/>
    </style:style>
    <style:style style:name="P40" style:family="paragraph" style:parent-style-name="Table_20_Contents">
      <style:paragraph-properties fo:text-align="justify" style:justify-single-word="false"/>
      <style:text-properties fo:font-size="8pt" fo:font-weight="normal" style:font-size-asian="8pt" style:font-weight-asian="normal" style:font-size-complex="8pt" style:font-weight-complex="normal"/>
    </style:style>
    <style:style style:name="P41" style:family="paragraph" style:parent-style-name="Table_20_Contents">
      <style:paragraph-properties fo:text-align="center" style:justify-single-word="false"/>
    </style:style>
    <style:style style:name="P42" style:family="paragraph" style:parent-style-name="Heading_20_3">
      <style:paragraph-properties fo:break-before="page"/>
    </style:style>
    <style:style style:name="P43" style:family="paragraph" style:parent-style-name="Table_20_Contents">
      <style:paragraph-properties fo:text-align="justify" style:justify-single-word="false" fo:keep-with-next="always"/>
      <style:text-properties fo:font-size="8pt" fo:font-weight="normal" style:font-size-asian="8pt" style:font-weight-asian="normal" style:font-size-complex="8pt" style:font-weight-complex="normal"/>
    </style:style>
    <style:style style:name="P44" style:family="paragraph" style:parent-style-name="Table_20_Contents">
      <style:paragraph-properties fo:text-align="center" style:justify-single-word="false" fo:keep-with-next="always"/>
    </style:style>
    <style:style style:name="P45" style:family="paragraph" style:parent-style-name="Text_20_body">
      <style:paragraph-properties fo:keep-with-next="always"/>
    </style:style>
    <style:style style:name="P46" style:family="paragraph">
      <style:paragraph-properties fo:text-align="center"/>
    </style:style>
    <style:style style:name="P47" style:family="paragraph" style:parent-style-name="Table_20_Contents">
      <style:paragraph-properties fo:text-align="center" style:justify-single-word="false" fo:keep-with-next="always"/>
      <style:text-properties fo:font-size="8pt" fo:font-weight="normal" style:font-size-asian="8pt" style:font-weight-asian="normal" style:font-size-complex="8pt" style:font-weight-complex="normal"/>
    </style:style>
    <style:style style:name="P48" style:family="paragraph" style:parent-style-name="Text_20_body" style:master-page-name="">
      <style:paragraph-properties fo:keep-with-next="always"/>
    </style:style>
    <style:style style:name="P49" style:family="paragraph" style:parent-style-name="Text_20_body" style:master-page-name=""/>
    <style:style style:name="P50" style:family="paragraph" style:parent-style-name="Text_20_body">
      <style:paragraph-properties fo:keep-with-next="always"/>
      <style:text-properties fo:font-weight="bold" style:font-weight-asian="bold" style:font-weight-complex="bold"/>
    </style:style>
    <style:style style:name="P51" style:family="paragraph" style:parent-style-name="Table_20_Contents">
      <style:paragraph-properties fo:margin-left="0cm" fo:margin-right="0cm" fo:text-align="justify" style:justify-single-word="false" fo:text-indent="0cm" style:auto-text-indent="false"/>
      <style:text-properties fo:font-size="8pt" fo:font-weight="normal" style:font-size-asian="8pt" style:font-weight-asian="normal" style:font-size-complex="8pt" style:font-weight-complex="normal"/>
    </style:style>
    <style:style style:name="P52" style:family="paragraph" style:parent-style-name="Standard">
      <style:text-properties style:font-name="Lucida Console" fo:font-size="9pt" style:font-size-asian="9pt" style:font-size-complex="9pt"/>
    </style:style>
    <style:style style:name="P53"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parent-style-name="Strong_20_Emphasis">
      <style:text-properties style:font-name="Times New Roman" fo:font-size="8pt" style:font-size-asian="8pt" style:font-size-complex="8pt"/>
    </style:style>
    <style:style style:name="T3" style:family="text">
      <style:text-properties style:font-name="Times New Roman" fo:font-size="8pt" style:font-size-asian="8pt" style:font-size-complex="8pt"/>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style:text-underline-style="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prefix=" " style:num-suffix=" " style:num-format="1" text:start-value="0">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Verdana"/>
      </text:list-level-style-bullet>
      <text:list-level-style-bullet text:level="2" text:style-name="Bullet_20_Symbols" style:num-suffix="." text:bullet-char="▪">
        <style:list-level-properties text:space-before="1.27cm" text:min-label-width="0.635cm"/>
        <style:text-properties style:font-name="Verdan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4"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Oracle Cluster File System 2 (OCFS2)</text:p>
      <text:p text:style-name="P2"/>
      <text:p text:style-name="P3">Distributed Lock Manager (DLM)</text:p>
      <text:p text:style-name="P3"/>
      <text:p text:style-name="P4">Design and Implementation</text:p>
      <text:p text:style-name="P5"/>
      <text:p text:style-name="P5"/>
      <text:p text:style-name="P5"/>
      <text:p text:style-name="P5"/>
      <text:p text:style-name="P5"/>
      <text:p text:style-name="P5"/>
      <text:p text:style-name="P5"/>
      <text:p text:style-name="P5">Draft 4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uthor(s): <text:tab/><text:tab/><text:tab/><text:span text:style-name="T1">Ozgur Yuksel</text:span></text:p>
      <text:p text:style-name="P7">Acknowledgements:<text:tab/><text:span text:style-name="T1">Sunil Mushran, Kurt Hackel, Mark Fasheh, Greg Marsden</text:span></text:p>
      <text:p text:style-name="P8"/>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opyright (c) <text:s/>Oracle Corporation</text:p>
      <text:p text:style-name="P1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P11"/>
      <text:h text:style-name="P12" text:outline-level="1" text:is-list-header="true">GNU Free Documentation License</text:h>
      <text:p text:style-name="P13">Version 1.2, November 2002 </text:p>
      <text:p text:style-name="P14"/>
      <text:p text:style-name="P14">Copyright (C) 2000,2001,2002 <text:s/>Free Software Foundation, Inc.</text:p>
      <text:p text:style-name="P14">51 Franklin St, Fifth Floor, Boston, MA <text:s/>02110-1301 <text:s/>USA</text:p>
      <text:p text:style-name="P14">Everyone is permitted to copy and distribute verbatim copies</text:p>
      <text:p text:style-name="P14">of this license document, but changing it is not allowed.</text:p>
      <text:p text:style-name="P14"/>
      <text:p text:style-name="P15"><text:span text:style-name="T2">0. PREAMBLE</text:span><text:span text:style-name="T3"> </text:span></text:p>
      <text:p text:style-name="P1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13">This License is a kind of "copyleft", which means that derivative works of the document must themselves be free in the same sense. It complements the GNU General Public License, which is a copyleft license designed for free software. </text:p>
      <text:p text:style-name="P13">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15"><text:span text:style-name="T2">1. APPLICABILITY AND DEFINITIONS</text:span><text:span text:style-name="T3"> </text:span></text:p>
      <text:p text:style-name="P13">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13">A "Modified Version" of the Document means any work containing the Document or a portion of it, either copied verbatim, or with modifications and/or translated into another language. </text:p>
      <text:p text:style-name="P1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13">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13">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1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13">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13">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13">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13">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15"><text:span text:style-name="T2">2. VERBATIM COPYING</text:span><text:span text:style-name="T3"> </text:span></text:p>
      <text:p text:style-name="P1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13">You may also lend copies, under the same conditions stated above, and you may publicly display copies. </text:p>
      <text:p text:style-name="P15"><text:span text:style-name="T2">3. COPYING IN QUANTITY</text:span><text:span text:style-name="T3"> </text:span></text:p>
      <text:p text:style-name="P1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13">If the required texts for either cover are too voluminous to fit legibly, you should put the first ones listed (as many as fit reasonably) on the actual cover, and continue the rest onto adjacent pages. </text:p>
      <text:p text:style-name="P1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13">It is requested, but not required, that you contact the authors of the Document well before redistributing any large number of copies, to give them a chance to provide you with an updated version of the Document. </text:p>
      <text:p text:style-name="P15"><text:span text:style-name="T2">4. MODIFICATIONS</text:span><text:span text:style-name="T3"> </text:span></text:p>
      <text:p text:style-name="P1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2">
        <text:list-item>
          <text:p text:style-name="P16"><text:span text:style-name="T2">A.</text:span><text:span text:style-name="T3">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span></text:p>
        </text:list-item>
        <text:list-item>
          <text:p text:style-name="P16"><text:span text:style-name="T2">B.</text:span><text:span text:style-name="T3">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span></text:p>
        </text:list-item>
        <text:list-item>
          <text:p text:style-name="P16"><text:span text:style-name="T2">C.</text:span><text:span text:style-name="T3"> State on the Title page the name of the publisher of the Modified Version, as the publisher. </text:span></text:p>
        </text:list-item>
        <text:list-item>
          <text:p text:style-name="P16"><text:span text:style-name="T2">D.</text:span><text:span text:style-name="T3"> Preserve all the copyright notices of the Document. </text:span></text:p>
        </text:list-item>
        <text:list-item>
          <text:p text:style-name="P16"><text:span text:style-name="T2">E.</text:span><text:span text:style-name="T3"> Add an appropriate copyright notice for your modifications adjacent to the other copyright notices. </text:span></text:p>
        </text:list-item>
        <text:list-item>
          <text:p text:style-name="P16"><text:span text:style-name="T2">F.</text:span><text:span text:style-name="T3"> Include, immediately after the copyright notices, a license notice giving the public permission to use the Modified Version under the terms of this License, in the form shown in the Addendum below. </text:span></text:p>
        </text:list-item>
        <text:list-item>
          <text:p text:style-name="P16"><text:span text:style-name="T2">G.</text:span><text:span text:style-name="T3"> Preserve in that license notice the full lists of Invariant Sections and required Cover Texts given in the Document's license notice. </text:span></text:p>
        </text:list-item>
        <text:list-item>
          <text:p text:style-name="P16"><text:span text:style-name="T2">H.</text:span><text:span text:style-name="T3"> Include an unaltered copy of this License. </text:span></text:p>
        </text:list-item>
        <text:list-item>
          <text:p text:style-name="P16"><text:span text:style-name="T2">I.</text:span><text:span text:style-name="T3">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span></text:p>
        </text:list-item>
        <text:list-item>
          <text:p text:style-name="P16"><text:span text:style-name="T2">J.</text:span><text:span text:style-name="T3">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span></text:p>
        </text:list-item>
        <text:list-item>
          <text:p text:style-name="P16"><text:span text:style-name="T2">K.</text:span><text:span text:style-name="T3"> For any section Entitled "Acknowledgements" or "Dedications", Preserve the Title of the section, and preserve in the section all the substance and tone of each of the contributor acknowledgements and/or dedications given therein. </text:span></text:p>
        </text:list-item>
        <text:list-item>
          <text:p text:style-name="P16"><text:span text:style-name="T2">L.</text:span><text:span text:style-name="T3"> Preserve all the Invariant Sections of the Document, unaltered in their text and in their titles. Section numbers or the equivalent are not considered part of the section titles. </text:span></text:p>
        </text:list-item>
        <text:list-item>
          <text:p text:style-name="P16"><text:span text:style-name="T2">M.</text:span><text:span text:style-name="T3"> Delete any section Entitled "Endorsements". Such a section may not be included in the Modified Version. </text:span></text:p>
        </text:list-item>
        <text:list-item>
          <text:p text:style-name="P16"><text:span text:style-name="T2">N.</text:span><text:span text:style-name="T3"> Do not retitle any existing section to be Entitled "Endorsements" or to conflict in title with any Invariant Section. </text:span></text:p>
        </text:list-item>
        <text:list-item>
          <text:p text:style-name="P16"><text:span text:style-name="T2">O.</text:span><text:span text:style-name="T3"> Preserve any Warranty Disclaimers. </text:span></text:p>
        </text:list-item>
      </text:list>
      <text:p text:style-name="P13">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13">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13">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13">The author(s) and publisher(s) of the Document do not by this License give permission to use their names for publicity for or to assert or imply endorsement of any Modified Version. </text:p>
      <text:p text:style-name="P15"><text:span text:style-name="T2">5. COMBINING DOCUMENTS</text:span><text:span text:style-name="T3"> </text:span></text:p>
      <text:p text:style-name="P1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13">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13">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15"><text:span text:style-name="T2">6. COLLECTIONS OF DOCUMENTS</text:span><text:span text:style-name="T3"> </text:span></text:p>
      <text:p text:style-name="P1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13">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15"><text:span text:style-name="T2">7. AGGREGATION WITH INDEPENDENT WORKS</text:span><text:span text:style-name="T3"> </text:span></text:p>
      <text:p text:style-name="P1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1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15"><text:span text:style-name="T2">8. TRANSLATION</text:span><text:span text:style-name="T3"> </text:span></text:p>
      <text:p text:style-name="P1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13">If a section in the Document is Entitled "Acknowledgements", "Dedications", or "History", the requirement (section 4) to Preserve its Title (section 1) will typically require changing the actual title. </text:p>
      <text:p text:style-name="P15"><text:span text:style-name="T2">9. TERMINATION</text:span><text:span text:style-name="T3"> </text:span></text:p>
      <text:p text:style-name="P13">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15"><text:span text:style-name="T2">10. FUTURE REVISIONS OF THIS LICENSE</text:span><text:span text:style-name="T3"> </text:span></text:p>
      <text:p text:style-name="P13">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17"><text:span text:style-name="T4">Each version of the License is given a distinguishing version number. If the Document specifies that a particular numbered version of this License "or any later version" applies to it, you have the op</text:span>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18"/>
      <text:p text:style-name="P18"/>
      <text:p text:style-name="P19"/>
      <text:h text:style-name="P12" text:outline-level="1" text:is-list-header="true">Document Contro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0">Date</text:p>
            </table:table-cell>
            <table:table-cell table:style-name="Table1.A1" office:value-type="string">
              <text:p text:style-name="P20">Ver</text:p>
            </table:table-cell>
            <table:table-cell table:style-name="Table1.A1" office:value-type="string">
              <text:p text:style-name="P20">Updated </text:p>
            </table:table-cell>
            <table:table-cell table:style-name="Table1.A1" office:value-type="string">
              <text:p text:style-name="P20">Role</text:p>
            </table:table-cell>
            <table:table-cell table:style-name="Table1.E1" office:value-type="string">
              <text:p text:style-name="P20">Comments</text:p>
            </table:table-cell>
          </table:table-row>
        </table:table-header-rows>
        <table:table-row>
          <table:table-cell table:style-name="Table1.A2" office:value-type="string">
            <text:p text:style-name="P21">March 22, 2006</text:p>
          </table:table-cell>
          <table:table-cell table:style-name="Table1.A2" office:value-type="string">
            <text:p text:style-name="P21">Draft 1a</text:p>
          </table:table-cell>
          <table:table-cell table:style-name="Table1.A2" office:value-type="string">
            <text:p text:style-name="P21">Ozgur Yuksel</text:p>
          </table:table-cell>
          <table:table-cell table:style-name="Table1.A2" office:value-type="string">
            <text:p text:style-name="P21">Author</text:p>
          </table:table-cell>
          <table:table-cell table:style-name="Table1.E2" office:value-type="string">
            <text:p text:style-name="P21">Initial document creation</text:p>
          </table:table-cell>
        </table:table-row>
        <table:table-row>
          <table:table-cell table:style-name="Table1.A2" office:value-type="string">
            <text:p text:style-name="P21">March 23, 2006</text:p>
          </table:table-cell>
          <table:table-cell table:style-name="Table1.A2" office:value-type="string">
            <text:p text:style-name="P21">Draft 2a</text:p>
          </table:table-cell>
          <table:table-cell table:style-name="Table1.A2" office:value-type="string">
            <text:p text:style-name="P21">Ozgur Yuksel</text:p>
          </table:table-cell>
          <table:table-cell table:style-name="Table1.A2" office:value-type="string">
            <text:p text:style-name="P21">Author</text:p>
          </table:table-cell>
          <table:table-cell table:style-name="Table1.E2" office:value-type="string">
            <text:p text:style-name="P21">Core information in the document</text:p>
          </table:table-cell>
        </table:table-row>
        <table:table-row>
          <table:table-cell table:style-name="Table1.A2" office:value-type="string">
            <text:p text:style-name="P21">March 24, 2006</text:p>
          </table:table-cell>
          <table:table-cell table:style-name="Table1.A2" office:value-type="string">
            <text:p text:style-name="P21">Draft 3b</text:p>
          </table:table-cell>
          <table:table-cell table:style-name="Table1.A2" office:value-type="string">
            <text:p text:style-name="P21">Ozgur Yuksel</text:p>
          </table:table-cell>
          <table:table-cell table:style-name="Table1.A2" office:value-type="string">
            <text:p text:style-name="P21">Author</text:p>
          </table:table-cell>
          <table:table-cell table:style-name="Table1.E2" office:value-type="string">
            <text:p text:style-name="P21">Cleaning up for readable draft <text:s/>and setting up references</text:p>
          </table:table-cell>
        </table:table-row>
        <table:table-row>
          <table:table-cell table:style-name="Table1.A2" office:value-type="string">
            <text:p text:style-name="P21">March 28, 2006</text:p>
          </table:table-cell>
          <table:table-cell table:style-name="Table1.A2" office:value-type="string">
            <text:p text:style-name="P21">Draft 4a</text:p>
          </table:table-cell>
          <table:table-cell table:style-name="Table1.A2" office:value-type="string">
            <text:p text:style-name="P21">Ozgur Yuksel</text:p>
          </table:table-cell>
          <table:table-cell table:style-name="Table1.A2" office:value-type="string">
            <text:p text:style-name="P21">Author</text:p>
          </table:table-cell>
          <table:table-cell table:style-name="Table1.E2" office:value-type="string">
            <text:p text:style-name="P21">TCP message formats (partially)</text:p>
          </table:table-cell>
        </table:table-row>
        <table:table-row>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
          </table:table-cell>
        </table:table-row>
        <table:table-row>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
          </table:table-cell>
        </table:table-row>
        <table:table-row>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
          </table:table-cell>
        </table:table-row>
        <table:table-row>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
          </table:table-cell>
        </table:table-row>
        <table:table-row>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
          </table:table-cell>
        </table:table-row>
      </table:table>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2">Table of Contents</text:p>
          </text:index-title>
          <text:p text:style-name="P23">GNU Free Documentation License<text:tab/>3</text:p>
          <text:p text:style-name="P23">Document Control<text:tab/>6</text:p>
          <text:p text:style-name="P23"><text:s/>1 Introduction<text:tab/>9</text:p>
          <text:p text:style-name="P24"><text:s/>1.1 Open DLM Standard and Implementation<text:tab/>9</text:p>
          <text:p text:style-name="P25"><text:s/>1.1.1 Lock Modes<text:tab/>9</text:p>
          <text:p text:style-name="P25"><text:s/>1.1.2 Lock Types<text:tab/>9</text:p>
          <text:p text:style-name="P25"><text:s/>1.1.3 DLM Statuses<text:tab/>9</text:p>
          <text:p text:style-name="P25"><text:s/>1.1.4 Locks<text:tab/>9</text:p>
          <text:p text:style-name="P25"><text:s/>1.1.5 Lock Resources<text:tab/>9</text:p>
          <text:p text:style-name="P25"><text:s/>1.1.6 DLM context<text:tab/>10</text:p>
          <text:p text:style-name="P25"><text:s/>1.1.7 Lock Value Blocks (LVB)<text:tab/>10</text:p>
          <text:p text:style-name="P25"><text:s/>1.1.8 Asynchronous System Traps (AST)<text:tab/>10</text:p>
          <text:p text:style-name="P23"><text:s/>2 Acquiring a Lock<text:tab/>11</text:p>
          <text:p text:style-name="P24"><text:s/>2.1 The Lock Request<text:tab/>11</text:p>
          <text:p text:style-name="P25"><text:s/>2.1.1 Conversion<text:tab/>11</text:p>
          <text:p text:style-name="P25"><text:s/>2.1.2 New Lock<text:tab/>11</text:p>
          <text:p text:style-name="P25"><text:s/>2.1.3 Local or Remote<text:tab/>12</text:p>
          <text:p text:style-name="P24"><text:s/>2.2 Acquiring Lock Locally<text:tab/>12</text:p>
          <text:p text:style-name="P25"><text:s/>2.2.1 Initialization<text:tab/>12</text:p>
          <text:p text:style-name="P25"><text:s/>2.2.2 Try to lock<text:tab/>12</text:p>
          <text:p text:style-name="P25"><text:s/>2.2.3 Finalizing<text:tab/>13</text:p>
          <text:p text:style-name="P24"><text:s/>2.3 Acquiring Lock Remotely<text:tab/>13</text:p>
          <text:p text:style-name="P25"><text:s/>2.3.1 Initialization<text:tab/>13</text:p>
          <text:p text:style-name="P25"><text:s/>2.3.2 Send Request<text:tab/>13</text:p>
          <text:p text:style-name="P25"><text:s/>2.3.3 Finalizing<text:tab/>13</text:p>
          <text:p text:style-name="P23"><text:s/>3 Releasing Locks<text:tab/>14</text:p>
          <text:p text:style-name="P24"><text:s/>3.1 Releasing a Local Lock <text:tab/>14</text:p>
          <text:p text:style-name="P25"><text:s/>3.1.1 Initialization<text:tab/>14</text:p>
          <text:p text:style-name="P25"><text:s/>3.1.2 Cancelling a Queued Lock Request<text:tab/>15</text:p>
          <text:p text:style-name="P25"><text:s/>3.1.3 Releasing a Regular Lock<text:tab/>15</text:p>
          <text:p text:style-name="P24"><text:s/>3.2 Releasing a Lock Mastered Remotely<text:tab/>15</text:p>
          <text:p text:style-name="P25"><text:s/>3.2.1 Initialization<text:tab/>15</text:p>
          <text:p text:style-name="P25"><text:s/>3.2.2 Cancelling a Queued Lock Request<text:tab/>15</text:p>
          <text:p text:style-name="P25"><text:s/>3.2.3 Send Cancel Request<text:tab/>16</text:p>
          <text:p text:style-name="P25"><text:s/>3.2.4 Finalizing<text:tab/>16</text:p>
          <text:p text:style-name="P23"><text:s/>4 Converting Granted Locks<text:tab/>17</text:p>
          <text:p text:style-name="P24"><text:s/>4.1 Converting Local Locks<text:tab/>17</text:p>
          <text:p text:style-name="P25"><text:s/>4.1.1 Initialization<text:tab/>17</text:p>
          <text:p text:style-name="P25"><text:s/>4.1.2 Downconverting<text:tab/>17</text:p>
          <text:p text:style-name="P25"><text:s/>4.1.3 Upconverting<text:tab/>17</text:p>
          <text:p text:style-name="P25"><text:s/>4.1.4 Finalizing<text:tab/>18</text:p>
          <text:p text:style-name="P24"><text:s/>4.2 Converting Locks Owned Remotely<text:tab/>18</text:p>
          <text:p text:style-name="P25"><text:s/>4.2.1 Initialization<text:tab/>18</text:p>
          <text:p text:style-name="P25"><text:s/>4.2.2 Send Cancel Request<text:tab/>18</text:p>
          <text:p text:style-name="P25"><text:s/>4.2.3 Finalizing<text:tab/>19</text:p>
          <text:p text:style-name="P23"><text:s/>5 Mastering and Recovery<text:tab/>20</text:p>
          <text:p text:style-name="P23"><text:s/>6 Domains<text:tab/>21</text:p>
          <text:p text:style-name="P23"><text:s/>7 User DLM Layer<text:tab/>22</text:p>
          <text:p text:style-name="P23"><text:s/>8 DLM Glue Layer<text:tab/>23</text:p>
          <text:p text:style-name="P23"><text:s/>9 TCP Layer<text:tab/>24</text:p>
          <text:p text:style-name="P24"><text:s/>9.1 Network Messages<text:tab/>24</text:p>
          <text:p text:style-name="P25"><text:s/>9.1.1 dlm_master_request<text:tab/>24</text:p>
          <text:p text:style-name="P25"><text:s/>9.1.2 dlm_assert_master<text:tab/>25</text:p>
          <text:p text:style-name="P25"><text:s/>9.1.3 dlm_migrate_request<text:tab/>26</text:p>
          <text:p text:style-name="P25"><text:s/>9.1.4 dlm_master_requery<text:tab/>27</text:p>
          <text:p text:style-name="P25"><text:s/>9.1.5 dlm_migratable_lockres<text:tab/>28</text:p>
          <text:p text:style-name="P25"><text:s/>9.1.6 dlm_create_lock<text:tab/>29</text:p>
          <text:p text:style-name="P25"><text:s/>9.1.7 dlm_convert_lock<text:tab/>30</text:p>
          <text:p text:style-name="P25"><text:s/>9.1.8 dlm_unlock_lock<text:tab/>30</text:p>
          <text:p text:style-name="P25"><text:s/>9.1.9 dlm_proxy_ast<text:tab/>30</text:p>
          <text:p text:style-name="P25"><text:s/>9.1.10 dlm_lock_request<text:tab/>30</text:p>
          <text:p text:style-name="P25"><text:s/>9.1.11 dlm_reco_data_done<text:tab/>30</text:p>
          <text:p text:style-name="P25"><text:s/>9.1.12 dlm_begin_reco<text:tab/>30</text:p>
          <text:p text:style-name="P25"><text:s/>9.1.13 dlm_query_join_request<text:tab/>30</text:p>
          <text:p text:style-name="P25"><text:s/>9.1.14 dlm_assert_joined<text:tab/>30</text:p>
          <text:p text:style-name="P25"><text:s/>9.1.15 dlm_cancel_join<text:tab/>30</text:p>
          <text:p text:style-name="P25"><text:s/>9.1.16 dlm_exit_domain<text:tab/>30</text:p>
          <text:p text:style-name="P25"><text:s/>9.1.17 dlm_finalize_reco<text:tab/>30</text:p>
          <text:p text:style-name="P23"><text:s/>10 Debugging<text:tab/>31</text:p>
        </text:index-body>
      </text:table-of-content>
      <text:list text:style-name="L3">
        <text:list-header>
          <text:h text:style-name="P26" text:outline-level="1" text:is-list-header="true"/>
        </text:list-header>
      </text:list>
      <text:p text:style-name="Text_20_body"/>
      <text:h text:style-name="P12" text:outline-level="1">Introduction</text:h>
      <text:p text:style-name="Text_20_body">This document aiming to provide an insight to OCFS2 Distributed Lock Manager (DLM). The document is based on OCFS2 version 1.2. The OCFS2 DLM is designed based on the OpenDLM standards (for more information see <text:a xlink:type="simple" xlink:href="http://opendlm.sourceforge.net/">http://opendlm.sourceforge.net/</text:a>). </text:p>
      <text:h text:style-name="Heading_20_2" text:outline-level="2">Open DLM Standard and Implementation</text:h>
      <text:p text:style-name="Text_20_body">OCFS2 DLM is not the full implementation of OpenDLM standards though. The requirements for the DLM for OCFS2 is comparably less restrictive. The documentation for OpenDLM can be found at <text:a xlink:type="simple" xlink:href="http://opendlm.sourceforge.net/docs.php">http://opendlm.sourceforge.net/docs.php</text:a> where the official SourceForge project page is at <text:a xlink:type="simple" xlink:href="http://sourceforge.net/projects/opendlm">http://sourceforge.net/projects/opendlm</text:a></text:p>
      <text:p text:style-name="Text_20_body">There are some additions (regarding the code used primarily) to the standard, and some differences. The following sections provide some information about the concepts in OCFS2 DLM design and describes some of <text:s/>those differences from OpenDLM.</text:p>
      <text:h text:style-name="Heading_20_3" text:outline-level="3">Lock Modes</text:h>
      <text:p text:style-name="Text_20_body">Only the following lock modes are used in OCFS2 DLM:</text:p>
      <text:list text:style-name="L4">
        <text:list-item>
          <text:p text:style-name="P27">EX: Exclusive Lock</text:p>
        </text:list-item>
        <text:list-item>
          <text:p text:style-name="P27">PR: Protected Read</text:p>
        </text:list-item>
        <text:list-item>
          <text:p text:style-name="P27">NL: Null</text:p>
        </text:list-item>
      </text:list>
      <text:h text:style-name="Heading_20_3" text:outline-level="3">Lock Types</text:h>
      <text:p text:style-name="Text_20_body">The RECOVERY lock is a lock type specific to OCFS2 DLM which is used for the recovery. See also Chapter <text:reference-ref text:reference-format="chapter" text:ref-name="Recovery">5</text:reference-ref>.</text:p>
      <text:h text:style-name="Heading_20_3" text:outline-level="3">DLM Statuses</text:h>
      <text:p text:style-name="Text_20_body">The DLM statuses are defined in dlmapi.h</text:p>
      <text:p text:style-name="Text_20_body">DLM_FORWARD: Tells the caller that the lock resource is being operated on and it should ask again later. <text:s/>This is already in the OpenDLM standard but it is not used exactly for the same purpose. This is only used for internal purposes.</text:p>
      <text:p text:style-name="Text_20_body">DLM_RECOVERING: This is a new status code to cover DLM operations while resource masters are in recovering state.</text:p>
      <text:h text:style-name="Heading_20_3" text:outline-level="3">Locks</text:h>
      <text:p text:style-name="Text_20_body">The 'dlm_lock' structure defines a single lock. The structure covers list, AST, BAST, Lock status related information. See dlmcommon.h</text:p>
      <text:h text:style-name="Heading_20_3" text:outline-level="3">Lock Resources</text:h>
      <text:p text:style-name="Text_20_body">The 'dlm_lock_resource' structrure defines a resource that is subject to locking. The structure covers references to granted, converting and blocking lists, purge list, status information, AST related information and the lock value block. </text:p>
      <text:p text:style-name="Text_20_body">The following lock resource statuses are introduced:</text:p>
      <text:list text:style-name="L5">
        <text:list-item>
          <text:p text:style-name="P28">DLM_LOCK_RES_RECOVERING <text:s text:c="9"/></text:p>
        </text:list-item>
        <text:list-item>
          <text:p text:style-name="P28">DLM_LOCK_RES_READY <text:s text:c="15"/></text:p>
        </text:list-item>
        <text:list-item>
          <text:p text:style-name="P28">DLM_LOCK_RES_DIRTY <text:s text:c="14"/></text:p>
        </text:list-item>
        <text:list-item>
          <text:p text:style-name="P28">DLM_LOCK_RES_IN_PROGRESS <text:s text:c="7"/></text:p>
        </text:list-item>
        <text:list-item>
          <text:p text:style-name="P28">DLM_LOCK_RES_MIGRATING <text:s text:c="11"/></text:p>
        </text:list-item>
        <text:list-item>
          <text:p text:style-name="P28">DLM_LOCK_RES_IN_PROGRESS</text:p>
        </text:list-item>
      </text:list>
      <text:p text:style-name="Text_20_body">At any given time, ror a specific lock resource and node, there will only be a single lock held (PR, EX, NL) because we do not need to have different processes having different locks on the same resource. Here we focus on the lock resources, not the processes.</text:p>
      <text:p text:style-name="Text_20_body">See also dlmcommon.h</text:p>
      <text:h text:style-name="Heading_20_3" text:outline-level="3">DLM context</text:h>
      <text:p text:style-name="Text_20_body">The DLM context is defined by 'dlm_ctxt' structure. It containes the information to describe a general DLM context including refereces to lists for resources, dirty, purge, ASTs, BASTs, masters and heartbeat events. It also covers node related identifiers, live node, domain and recovery maps, the recovery context, status information, worklists and other distributed lock management constructs.</text:p>
      <text:p text:style-name="Text_20_body">See also dlmcommon.h</text:p>
      <text:h text:style-name="Heading_20_3" text:outline-level="3">Lock Value Blocks (LVB)</text:h>
      <text:p text:style-name="Text_20_body">Currently we only hold the inode related metadata in a hashed datablock provided by the OCFS2 layer in the lock value blocks. Therefore the inode information (which is actually subject to DLM coverage) is cached in the memory and it is sort of cached there. When that information is required, it will already be in the memory and we would not need to read it from the disk.</text:p>
      <text:p text:style-name="Text_20_body">The LVB is defined by the 'ocfs2_meta_lvb' structure. See also dlmglue.h</text:p>
      <text:h text:style-name="Heading_20_3" text:outline-level="3">Asynchronous System Traps (AST)</text:h>
      <text:p text:style-name="Text_20_body">ASTs enable us to handle requests asynchronously. For example make an operation asynchronously:</text:p>
      <text:list text:style-name="L6">
        <text:list-item>
          <text:p text:style-name="P29">Send AST, get queued confirmation</text:p>
        </text:list-item>
        <text:list-item>
          <text:p text:style-name="P29">Do other stuff while waiting for the lock manager to resolve the situation (granted)</text:p>
        </text:list-item>
        <text:list-item>
          <text:p text:style-name="P29">Lock manager queues AST after resolution</text:p>
        </text:list-item>
        <text:list-item>
          <text:p text:style-name="P29">Process triggers the exec of the AST func</text:p>
        </text:list-item>
      </text:list>
      <text:p text:style-name="Text_20_body">Blocking ASTs (BAST) are secondary ASTs that are used to cause a situation where we block a task that holds a lock and blocking others. </text:p>
      <text:p text:style-name="Text_20_body">For more information see the OpenDLM documentation.</text:p>
      <text:h text:style-name="P12" text:outline-level="1"><text:reference-mark-start text:name="Acquiring a Lock"/>Acquiring a Lock<text:reference-mark-end text:name="Acquiring a Lock"/></text:h>
      <text:p text:style-name="Text_20_body">The locking action is initiated via the exported function 'dlmlock' defined in 'dlmlock.c'</text:p>
      <text:p text:style-name="P30">Arguments:</text:p>
      <text:list text:style-name="L7">
        <text:list-item>
          <text:p text:style-name="P31">Current DLM context (dlm)</text:p>
        </text:list-item>
        <text:list-item>
          <text:p text:style-name="P31">Requested mode for the lock (mode)</text:p>
        </text:list-item>
        <text:list-item>
          <text:p text:style-name="P31">The lock status block (lksb) (includes ref to lock itself)</text:p>
        </text:list-item>
        <text:list-item>
          <text:p text:style-name="P31">Options for acquiring the lock (flags) (conversion, recovery)</text:p>
        </text:list-item>
        <text:list-item>
          <text:p text:style-name="P31">Lock name (name)</text:p>
        </text:list-item>
        <text:list-item>
          <text:p text:style-name="P31">The AST function set by caller (ast)</text:p>
        </text:list-item>
        <text:list-item>
          <text:p text:style-name="P31">The AST related data (data)</text:p>
        </text:list-item>
        <text:list-item>
          <text:p text:style-name="P31">The BAST function set by caller (bast)</text:p>
        </text:list-item>
      </text:list>
      <text:p text:style-name="Text_20_body"/>
      <text:p text:style-name="Text_20_body">The 'dlmlock' request might be issued in in the following contexts:</text:p>
      <text:list text:style-name="L8">
        <text:list-item>
          <text:p text:style-name="P32">DLM Recovery</text:p>
          <text:list>
            <text:list-item>
              <text:p text:style-name="P33">dlm_pick_recovery_master: uses it to work on the special RECOVERY lock resource</text:p>
            </text:list-item>
          </text:list>
        </text:list-item>
        <text:list-item>
          <text:p text:style-name="P33">User DLM Layer</text:p>
          <text:list>
            <text:list-item>
              <text:p text:style-name="P33">user_dlm_unblock_lock: requesting a downconvert </text:p>
            </text:list-item>
            <text:list-item>
              <text:p text:style-name="P33">user_dlm_cluster_lock: requesting upgrade of a lock </text:p>
            </text:list-item>
          </text:list>
        </text:list-item>
        <text:list-item>
          <text:p text:style-name="P33">DLM glue layer for OCFS2</text:p>
          <text:list>
            <text:list-item>
              <text:p text:style-name="P33">ocfs2_lock_create: creating a lock for OCFS2</text:p>
            </text:list-item>
            <text:list-item>
              <text:p text:style-name="P33">ocfs2_cluster_lock: requesting upgrade of a lock </text:p>
            </text:list-item>
            <text:list-item>
              <text:p text:style-name="P33">__ocfs2_downconvert_lock: requesting a downconvert</text:p>
            </text:list-item>
          </text:list>
        </text:list-item>
      </text:list>
      <text:h text:style-name="Heading_20_2" text:outline-level="2">The Lock Request</text:h>
      <text:p text:style-name="Text_20_body">If the call is to do a conversion(LKM_CONVERT) or is re-trying on a recovery (LKM_RECOVERY), the 'dlmlock' is called with an existing lock entry.</text:p>
      <text:h text:style-name="Heading_20_3" text:outline-level="3">Conversion</text:h>
      <text:p text:style-name="Text_20_body">Before the conversion attempt we need to be sure that it is the right time to start trying to acquire a lock. Initially the current DLM context should not be in the recovery mode so we wait until the DLM context leaves the recovery mode (dlm_wait_for_recovery).</text:p>
      <text:p text:style-name="Text_20_body">After the recovery is completed we check whether the resource to be locked is local to our node or not. If it is local this node is the master of that specific resource and therefore we call 'dlmconvert_master'. <text:s/>Similarly if the resource is not owned by the current DLM context, we need to request the conversion remotely by calling 'dlmconvert_remote'. See also Chapter <text:reference-ref text:reference-format="chapter" text:ref-name="Converting Granted Locks">4</text:reference-ref>.</text:p>
      <text:p text:style-name="Text_20_body">The core conversion functions (dlmconvert_master and dlmconvert_remote) might return with recovering (DLM_RECOVERING), migrating (DLM_MIGRATING) or forwarded <text:s/>(DLM_FORWARD) state. In OCFS2 DLM implementation, we do not queue our requests. Instead, whatever we request via a call, the response is got almost immediately. And if the response is about something progressing, we manually retry until we get it. The <text:s/>dlmconvert_master and dlmconvert_remote functions are no exception. We retry to get the lock continuously until it succeeds.</text:p>
      <text:h text:style-name="Heading_20_3" text:outline-level="3">New Lock</text:h>
      <text:p text:style-name="Text_20_body">If the request is not a conversion request, we will try to acquire a new lock. We request a brand new empty lock (of type dlm_lock) by 'dlm_new_lock'. Here we need to wait for a possible recovery happening for the current DLM context. If the lock we are trying to acquire is a recovery lock, we do not wait.</text:p>
      <text:p text:style-name="Text_20_body">To acquire the new lock, we need to be sure that there is a resource entry for the lock. By calling 'dlm_get_lock_resource' (defined in dlmmaster.c), we lookup/find or allocate a new lock resource. (See Chapter <text:reference-ref text:reference-format="chapter" text:ref-name="Recovery">5</text:reference-ref>)</text:p>
      <text:p text:style-name="Text_20_body">Now it is time to try to do the actual locking. As for conversion we again retry indefinitely until we succeed. The EX and PR requests involve lock value block operations so we also do setup for the LVB operations here.</text:p>
      <text:h text:style-name="Heading_20_3" text:outline-level="3">Local or Remote</text:h>
      <text:p text:style-name="Text_20_body">If the lock resource is local, this node is the master, so we call 'dlmlock_master' (See section <text:s/><text:reference-ref text:reference-format="chapter" text:ref-name="Acquiring Lock Locally">2.2</text:reference-ref>), if it is not local then we need to do the locking remotely by 'dlmlock_remote' (See section <text:reference-ref text:reference-format="chapter" text:ref-name="Acquiring Lock Remotely">2.3</text:reference-ref>). These core locking routines can return in recovering (DLM_RECOVERING), migrating (DLM_MIGRATING) or forwarded (DLM_FORWARD) states and we will retry. For the recovery requests (flags -&gt; <text:s/>LKM_RECOVERY), when the core locking routines return with the recovering status, we only wait for some time (DLM_NODE_DEATH_WAIT_MAX: 5 seconds) whether there will be a response or not<text:note text:id="ftn1" text:note-class="footnote"><text:note-citation>1</text:note-citation><text:note-body><text:p text:style-name="Footnote">Although the name implies so, this is not actually about the REAL node death. The heartbeat mechanism is involved for the actual node death.</text:p></text:note-body></text:note> and let the caller retry again. But if the current request is not for recovery, we need to wait indefinitely for the recovery to be completed. </text:p>
      <text:h text:style-name="Heading_20_2" text:outline-level="2"><text:reference-mark-start text:name="Acquiring Lock Locally"/>Acquiring Lock Locally<text:reference-mark-end text:name="Acquiring Lock Locally"/></text:h>
      <text:p text:style-name="Text_20_body">This is implemented by function 'dlmlock_master' (defined in dlmlock.c) which is called from 'dlmlock' and 'dlm_create_lock_handler' where latter is a handler from dlmdomain.c. This is not an exported routine. </text:p>
      <text:h text:style-name="P34" text:outline-level="3">Initialization</text:h>
      <text:p text:style-name="Text_20_body">Before trying to grant the lock, we need to be sure that the lock resource is in a suitable state. When a lock resource is in progressing (DLM_LOCK_RES_IN_PROGRESS), recovering (DLM_LOCK_RES_RECOVERING) or migrating (DLM_LOCK_RES_MIGRATING) state, it does not make sense to try to grant a lock.</text:p>
      <text:p text:style-name="Text_20_body">In the course of acquiring a lock, possibly we are going to queue an AST. Therefore we reserve the AST to queue it later (__dlm_lockres_reserve_ast).</text:p>
      <text:h text:style-name="Heading_20_3" text:outline-level="3">Try to lock</text:h>
      <text:p text:style-name="Text_20_body">We have a chance to grant the requested lock right away. If the new lock is compatible with all locks on granted and converting lists (dlm_can_grant_new_lock), then we get the lock (dlm_lock_get: a kernel resource allocation) and add the lock to the end of the 'granted' list<text:note text:id="ftn2" text:note-class="footnote"><text:note-citation>2</text:note-citation><text:note-body><text:p text:style-name="Footnote">The granted list, and essentially the lists used for OCFS2 DLM are double-linked circular lists (generally the lists in the Linux kernel are double-linked circular lists, where exceptions exist)</text:p></text:note-body></text:note> for the resource. For a granted non-recovery lock we need to make sure that the AST is queued after the lock acquisition is completed (see below). For a recovery lock we can't allow the AST to be queued since the DLM thread is already frozen. Fortunately the recovery lock is always locked with LKM_NOQUEUE so we do not need the AST in this special case.</text:p>
      <text:p text:style-name="Text_20_body">We cannot grant the lock rightaway. Except the NOQUEUE requests (like recovery locks) we add the lock to the 'blocked' list. Note that OCFS2 filesystem layer will keep trying to acquire the lock continuously (as soon as it is <text:s/>needed), so we do not try to wait for the blocked request to be completed here.</text:p>
      <text:h text:style-name="Heading_20_3" text:outline-level="3">Finalizing</text:h>
      <text:p text:style-name="Text_20_body">For granted locks, if there is a blocking AST for the lock, and if the mode for the lock acquired does not block even the highest granted, then we do not need a blocking AST and we just queue the AST (dlm_queue_ast), for the other situations (NOQUEUE (including recovery), blocked locks), we release the AST (dlm_lockres_release_ast)</text:p>
      <text:h text:style-name="Heading_20_2" text:outline-level="2"><text:reference-mark-start text:name="Acquiring Lock Remotely"/>Acquiring Lock Remotely<text:reference-mark-end text:name="Acquiring Lock Remotely"/></text:h>
      <text:p text:style-name="Text_20_body">This is implemented by function 'dlmlock_remote' (defined in dlmlock.c) which is called from 'dlmlock' only. This is not an exported routine. </text:p>
      <text:h text:style-name="Heading_20_3" text:outline-level="3">Initialization</text:h>
      <text:p text:style-name="Text_20_body">Before trying to grant the lock, we need to be sure that the lock resource is in a suitable state. When a lockres is in progressing (DLM_LOCK_RES_IN_PROGRESS), recovering (DLM_LOCK_RES_RECOVERING) or migrating (DLM_LOCK_RES_MIGRATING) state, it does not make sense to try to grant a lock. This is not different from acquiring a lock locally.</text:p>
      <text:p text:style-name="Text_20_body">As we are processing a lock for a resource that is owned remotely. So the lists held in the local copy of the lock resource can be used as secondary lists. Keeping track of things, we need to set our local state to in-progress before we send a remote lock request and add the lock to local (secondary) blocked list of the resource.</text:p>
      <text:h text:style-name="Heading_20_3" text:outline-level="3">Send Request</text:h>
      <text:p text:style-name="Text_20_body">According to OpenDLM specification, we will get DLM_NORMAL when the lock has been queued. The call 'dlm_send_remote_lock_request' will return right away with a proper status. In this function, we send a message to the node that owns the resource by <text:s text:c="15"/>o2net_send_message(DLM_CREATE_LOCK_MSG). In case of failure to send the message and if the reason for the failure is that the node is not reachable (dlm_is_host_down), we assume that the node will be recovering (DLM_RECOVERING). </text:p>
      <text:p text:style-name="Text_20_body">If the status is not DLM_NORMAL (including failed and progressing states), at this point it means that the caller will retry the locking. </text:p>
      <text:h text:style-name="Heading_20_3" text:outline-level="3">Finalizing</text:h>
      <text:p text:style-name="Text_20_body">To clean up we reset the in-progress status, remove the lock from the local (secondary) blocked queue and <text:s/>reset the setup done for LVB operations (if set before).</text:p>
      <text:p text:style-name="Text_20_body">One last thing we need to take care of here is that when a recovery lock is granted there is no AST set for it. Therefore here we move the recovery lock to granted list manually. </text:p>
      <text:h text:style-name="P12" text:outline-level="1"><text:reference-mark-start text:name="Releasing Locks"/>Releasing Locks<text:reference-mark-end text:name="Releasing Locks"/></text:h>
      <text:p text:style-name="Text_20_body">Releasing a lock is implemented by function 'dlmunlock' defined in dlmunlock.c</text:p>
      <text:p text:style-name="P30">Arguments:</text:p>
      <text:list text:style-name="L7">
        <text:list-item text:start-value="1">
          <text:p text:style-name="P31">Current DLM context (dlm)</text:p>
        </text:list-item>
        <text:list-item>
          <text:p text:style-name="P31">The lock status block (lksb) (includes ref to lock itself) </text:p>
        </text:list-item>
        <text:list-item>
          <text:p text:style-name="P31">Options for releasing the lock (flags): cancel, value blok operations</text:p>
        </text:list-item>
        <text:list-item>
          <text:p text:style-name="P31">The AST function set by caller for unlock (unlockast)</text:p>
        </text:list-item>
        <text:list-item>
          <text:p text:style-name="P31">The AST related data (data)</text:p>
        </text:list-item>
      </text:list>
      <text:p text:style-name="Text_20_body"/>
      <text:p text:style-name="Text_20_body">The 'dlmunlock' request might be issued in in the following contexts:</text:p>
      <text:list text:style-name="L8">
        <text:list-item text:start-value="1">
          <text:p text:style-name="P32">DLM Recovery</text:p>
          <text:list>
            <text:list-item>
              <text:p text:style-name="P33">dlm_pick_recovery_master – trying to select a recovery master</text:p>
            </text:list-item>
          </text:list>
        </text:list-item>
        <text:list-item>
          <text:p text:style-name="P33">User DLM Layer</text:p>
          <text:list>
            <text:list-item>
              <text:p text:style-name="P33">user_dlm_unblock_lock – unblocking existing locks <text:s/></text:p>
            </text:list-item>
            <text:list-item>
              <text:p text:style-name="P33">user_dlm_destroy_lock – destroying locks </text:p>
            </text:list-item>
          </text:list>
        </text:list-item>
        <text:list-item>
          <text:p text:style-name="P33">DLM glue layer for OCFS2</text:p>
          <text:list>
            <text:list-item>
              <text:p text:style-name="P33">__ocfs2_drop_lock – Dropping a lock for a superblock</text:p>
            </text:list-item>
            <text:list-item>
              <text:p text:style-name="P33">__ocfs2_cancel_convert – Cancelling a conversion for a superblock DLM lock</text:p>
            </text:list-item>
          </text:list>
        </text:list-item>
      </text:list>
      <text:p text:style-name="P35"/>
      <text:p text:style-name="Text_20_body">Unlocking is an operation that does not require queueing or waiting for another lock. Therefore even for the remote case, we do not need to do this asynchronously. </text:p>
      <text:p text:style-name="Text_20_body">Although there is no queueing required, we need to retry for some specific cases like where there is an operation going on about the lock resource. Accordingly to initiate we call 'dlmunlock_master' (see section <text:reference-ref text:reference-format="chapter" text:ref-name="Releasing a Local Lock">3.1</text:reference-ref>), 'dlmunlock_remote' (see section <text:reference-ref text:reference-format="chapter" text:ref-name="Releasing a Lock Mastered Remotely">3.2</text:reference-ref>), based on whether the current node owns the lock resource or not and we loop until the status returned is out of some recovering status (RECOVERING, MIGRATING, FORWARD)</text:p>
      <text:p text:style-name="Text_20_body">The core unlocking functions stated above will also tell us whether there is need to call AST for the lock and we call the AST routine passed to dlmunlock. But before calling the routine if we are the owner of the lock resource, we need to wait for any blocking AST to be cleared (dlm_lock_basts_flushed)</text:p>
      <text:h text:style-name="Heading_20_2" text:outline-level="2"><text:reference-mark-start text:name="Releasing a Local Lock"/>Releasing a Local Lock <text:reference-mark-end text:name="Releasing a Local Lock"/></text:h>
      <text:p text:style-name="Text_20_body">This is implemented by function 'dlmunlock_master' (defined in dlmunlock.c) which is called from 'dlmunlock' and 'dlm_unlock_lock_handler' which is used as an handler in dlmdomain.c (see Chapter <text:reference-ref text:reference-format="chapter" text:ref-name="Domains">6</text:reference-ref>). </text:p>
      <text:p text:style-name="Text_20_body">This is not an exported routine. This routine is based on the 'dlmunlock_common' core function which is also used by 'dlmunlock_remote'.</text:p>
      <text:h text:style-name="Heading_20_3" text:outline-level="3">Initialization</text:h>
      <text:p text:style-name="Text_20_body">Before we start trying to release the lock, we must be sure that lock does not have an awaiting AST. Afterwards, keeping in mind that the lock resource might be being operated on (another lock operation) and we shall tell the caller to come back later and we return with DLM_FORWARD. This is not much different for the case where the lock resource is still recovering (see Chapter <text:reference-ref text:reference-format="chapter" text:ref-name="Recovery">5</text:reference-ref>), and we return with DLM_RECOVERING. </text:p>
      <text:h text:style-name="Heading_20_3" text:outline-level="3">Cancelling a Queued Lock Request</text:h>
      <text:p text:style-name="Text_20_body">The unlock request might be actually a cancel request (LKM_CANCEL) for a lock that is on the converting or blocked lists. Unfortunately it is possible that the lock might have been granted during the time when the lock is queued and 'dlmunlock' is called.</text:p>
      <text:p text:style-name="Text_20_body">Cancelling varies depending on which list the lock currently is. For locks on blocked list, it is quite straightaway, as we basically remove the lock from the blocking list (DLM_UNLOCK_REMOVE_LOCK). If it is on the converting list, we move the lock from converting list back to the granted list (DLM_UNLOCK_REMOVE_LOCK and DLM_UNLOCK_REGRANT_LOCK). Note that if a lock has been moved to converting list, it will still keep the original mode. The prospective mode is held in 'convert_type' and we need to reset that value.</text:p>
      <text:p text:style-name="Text_20_body">If somehow, the lock has become 'granted' until we came to this point, it is too late to do a normal cancel. Using DLM_CANCELGRANT we tell the caller of 'dlmunlock' to take care of the situation via AST routine. <text:s/>For every cancel request there is an AST to be called.</text:p>
      <text:h text:style-name="Heading_20_3" text:outline-level="3">Releasing a Regular Lock</text:h>
      <text:p text:style-name="Text_20_body">For unlocking (except cancels), the lock is expected to be in the 'granted' list. So we are going to remove the lock from the 'granted' list and let the AST routine to be called. Here the <text:s/>DLM_UNLOCK_FREE_LOCK in addition to DLM_UNLOCK_REMOVE_LOCK is used to distinguish it from a cancel request and proceed accordingly.</text:p>
      <text:p text:style-name="Text_20_body">When releasing a lock (does not apply to cancel requests), we copy the lock value block of resource back to lock status block.</text:p>
      <text:h text:style-name="Heading_20_2" text:outline-level="2"><text:reference-mark-start text:name="Releasing a Lock Mastered Remotely"/>Releasing a Lock Mastered Remotely<text:reference-mark-end text:name="Releasing a Lock Mastered Remotely"/></text:h>
      <text:p text:style-name="Text_20_body">This is implemented by function 'dlmunlock_remote' (defined in dlmunlock.c) which is called from 'dlmunlock' only. This is not an exported routine. This routine is based on the 'dlmunlock_common' core function which is also used by 'dlmunlock_master'. That is why the actions are quite similar with unlocking locally</text:p>
      <text:h text:style-name="Heading_20_3" text:outline-level="3">Initialization</text:h>
      <text:p text:style-name="Text_20_body">Before we start trying to release the lock, we must be sure that lock does not have an awaiting AST. If the lock resource is under progress (not <text:s/>we wait for the lock resource to be available (i.e. None of progressing, migrating or recovering). As soon as the lockres is available, we set the state to DLM_LOCK_RES_IN_PROGRESS. Even if the lock resource is not progressing anymore, but still recovering (see Chapter <text:reference-ref text:reference-format="chapter" text:ref-name="Recovery">5</text:reference-ref>), and we return with DLM_RECOVERING. </text:p>
      <text:h text:style-name="Heading_20_3" text:outline-level="3">Cancelling a Queued Lock Request</text:h>
      <text:p text:style-name="Text_20_body">The unlock request might be actually a cancel request (LKM_CANCEL) for a lock that is on the converting or blocked lists. Unfortunately it is possible that the lock might have been granted during the time when the lock is queued and 'dlmunlock' is called.</text:p>
      <text:p text:style-name="Text_20_body">Cancelling varies depending on which list the lock currently is. For locks on blocked list, it is quite straightaway, as we basically remove the lock from the blocking list (DLM_UNLOCK_REMOVE_LOCK). If it is on the converting list, we move the lock from converting list back to the granted list (DLM_UNLOCK_REMOVE_LOCK and DLM_UNLOCK_REGRANT_LOCK). Note that if a lock has been moved to converting list, it will still keep the original mode. The prospective mode is held in 'convert_type' and we need to reset that value.</text:p>
      <text:p text:style-name="Text_20_body">If somehow, the lock has become 'granted' until we came to this point, it is too late to do a normal cancel. Using DLM_CANCELGRANT we tell the caller of 'dlmunlock' to take care of the situation via AST routine. <text:s/>For every cancel request there is an AST to be called.</text:p>
      <text:h text:style-name="Heading_20_3" text:outline-level="3">Send Cancel Request</text:h>
      <text:p text:style-name="Text_20_body">Now it is time to tell the lock resource master node that we want the lock released. To send remote unlock request we first prepare the message vector and also add extra lock value block information if this specific action requires so.</text:p>
      <text:p text:style-name="Text_20_body">The message is sent by 'o2net_send_message_vec' (see Chapter <text:reference-ref text:reference-format="chapter" text:ref-name="TCP Layer">9</text:reference-ref>), and the response is got synchronously.</text:p>
      <text:p text:style-name="Text_20_body">In case the the call returned as host unreachable (dlm_is_host_down), we cannot do anything about it and assume that everything is normal (DLM_NORMAL) as if the master node was alive. <text:s/>This seems strange, but it is what we want.When the master goes down during a cancel or unlock, the recovery code completes the operation as if the master had not died, then passes the updated state to the recovery master. <text:s/>This thread just needs to finish out the operation and call the AST for the unlock.</text:p>
      <text:p text:style-name="Text_20_body">Except the situation where the master was busy responding 'forward', 'migrating' or 'recovering', <text:s/>and caller needs to re-request the unlock, we can proceed.</text:p>
      <text:p text:style-name="Text_20_body">There is an exception here: The lock might have been granted while we were trying to cancel it (DLM_CANCELGRANT). In that case we can leave the all operation (including removal, re-granting, clearing the prospective type) <text:s/>to the AST routine and do nothing else.</text:p>
      <text:h text:style-name="Heading_20_3" text:outline-level="3">Finalizing</text:h>
      <text:p text:style-name="Text_20_body">Finally, we can just go and process the lock. If the lock is in the blocked list, we can remove it outright from the blocked queue. But if the lock is on the converting queue, we move it to the granted queue and clear the prospective type for the lock by invalidating 'convert_type'.</text:p>
      <text:h text:style-name="P12" text:outline-level="1"><text:reference-mark-start text:name="Converting Granted Locks"/>Converting Granted Locks<text:reference-mark-end text:name="Converting Granted Locks"/></text:h>
      <text:p text:style-name="Text_20_body">Conversion is simply the change of a specific lock in mode (among EX, PR and NL as soon as OCFS2 is concerned) and hence related lists (granted, converting, blocked). </text:p>
      <text:p text:style-name="Text_20_body"><text:span text:style-name="T5">Arguments: </text:span>Both routines for local and remote conversions take the following arguments:</text:p>
      <text:list text:style-name="L7">
        <text:list-item text:start-value="1">
          <text:p text:style-name="P31">Current DLM context (dlm)</text:p>
        </text:list-item>
        <text:list-item>
          <text:p text:style-name="P31">The DLM Lock Resource that the conversion to take on (res)</text:p>
        </text:list-item>
        <text:list-item>
          <text:p text:style-name="P31">The Lock to be converted (lock)</text:p>
        </text:list-item>
        <text:list-item>
          <text:p text:style-name="P31">Options for acquiring the lock (flags) : value block operations</text:p>
        </text:list-item>
        <text:list-item>
          <text:p text:style-name="P31">Prospective mode for the lock (type)</text:p>
        </text:list-item>
      </text:list>
      <text:p text:style-name="P36"/>
      <text:p text:style-name="P36">The routines for conversion are only used by the 'dlmlock' call.</text:p>
      <text:h text:style-name="Heading_20_2" text:outline-level="2">Converting Local Locks</text:h>
      <text:p text:style-name="Text_20_body">This is implemented by function 'dlmconvert_master' (defined in dlmconvert.c). This is not an exported routine.</text:p>
      <text:h text:style-name="Heading_20_3" text:outline-level="3">Initialization</text:h>
      <text:p text:style-name="Text_20_body">Before trying to grant the lock, we need to be sure that the lock resource is in a suitable state. When a lockres is in progressing (DLM_LOCK_RES_IN_PROGRESS), recovering (DLM_LOCK_RES_RECOVERING) or migrating (DLM_LOCK_RES_MIGRATING) state, it does not make sense to try to convert a lock.</text:p>
      <text:p text:style-name="Text_20_body">In the course of converting a lock, possibly we are going to queue an AST. Therefore we reserve the AST to queue it later (__dlm_lockres_reserve_ast) and we set the lock resource state to in-progress.</text:p>
      <text:p text:style-name="Text_20_body">First of all, we must be sure that there is no conversion ongoing for the lock and the lock must be on the 'granted' list. Otherwise this does not make sense.</text:p>
      <text:p text:style-name="Text_20_body">To handle the lock value block properly, we need to check the current mode of the lock. For EX locks, it means that we will update the resource with the lock information as it should have the most up-to-date one. Conversely, if we are moving from PR (to PR or EX), we need to get the value from the lock resource. If we are in NL mode, there is nothing to do.</text:p>
      <text:h text:style-name="Heading_20_3" text:outline-level="3">Downconverting</text:h>
      <text:p text:style-name="Text_20_body">It is possible that this specific request is for a downconvert where the prospective mode is less restrictive than, or already in the current mode. In that case we can do an in-place conversion. We update the new type immediately and let the AST routine to handle rest (not much left though)</text:p>
      <text:h text:style-name="Heading_20_3" text:outline-level="3">Upconverting</text:h>
      <text:p text:style-name="Text_20_body">When trying to increase the mode of the lock, </text:p>
      <text:p text:style-name="Text_20_body">Check for the grant queue whether there is any granted lock which is not compatible <text:s text:c="23"/>with our new mode. If there is one that is incompatible we cannot grant. We only set convert_type to the new type and move lock to the converting list leaving control to caller.</text:p>
      <text:p text:style-name="Text_20_body">If there is no obstacle in the granted list, next we check the converting list. If there is already a lock there where our prospective mode is not compatible with its 'current mode', the one already on the converting list has precedence. So we cannot grant and therefore set convert_type to the new type and move lock to the converting list.</text:p>
      <text:p text:style-name="Text_20_body">To do an in-place conversion, we have one last thing left. On the converting queue, if there is already a lock which has a 'prospective mode' that is not compatible with our prospective mode, it has precedence too. Yet again, we cannot grant and we move lock to the converting queue and set convert_type to the new type.</text:p>
      <text:p text:style-name="Text_20_body">If we can pass all the obstacles above, then we can do a in-place conversion by setting our current mode to the new mode and letting AST routine to handle the rest. Note that we are already on the grant list, so no moves among lists are required.</text:p>
      <text:h text:style-name="Heading_20_3" text:outline-level="3">Finalizing</text:h>
      <text:p text:style-name="Text_20_body">After resetting the in-progress state, and before leaving control to the caller and eventually AST routine is fired, we check whether there is any blocking AST, that will become meaningless with the new AST. If that is the case, we release the blocking AST.</text:p>
      <text:p text:style-name="Text_20_body">It is time to queue the AST if needed. Note that if the operation does not require an AST, then the lock resource <text:s/>will be in migrating state (DLM_LOCK_RES_MIGRATING).</text:p>
      <text:h text:style-name="Heading_20_2" text:outline-level="2">Converting Locks Owned Remotely</text:h>
      <text:p text:style-name="Text_20_body">This is implemented by function 'dlmconvert_master' (defined in dlmconvert.c) which is called from 'dlmlock'. This is not an exported routine.</text:p>
      <text:p text:style-name="Text_20_body">The queues in this routine are secondary queues as we are working on resources mastered remotely.</text:p>
      <text:p text:style-name="Text_20_body">Initially if the lock resource is currently recovering on the local (secondary) queue we need to return with DLM_RECOVERING and let the caller try again later. Before trying to start the conversion of the <text:s/>the lock, we need to be sure that the lock resource is in a suitable state. When a lock resource is in progressing (DLM_LOCK_RES_IN_PROGRESS), recovering (DLM_LOCK_RES_RECOVERING) or migrating (DLM_LOCK_RES_MIGRATING) state, it does not make sense to try to perform a lock conversion.</text:p>
      <text:h text:style-name="Heading_20_3" text:outline-level="3">Initialization</text:h>
      <text:p text:style-name="Text_20_body">Now we can continue the execution with the 'in-progress' state. Before going for the other node we move the lock to local converting queue and set the convert_type to the prospective mode.</text:p>
      <text:p text:style-name="Text_20_body">To handle the lock value block properly, we need to check the current mode of the lock. For EX locks, it means that we will update the resource with the lock information as it should have the most up-to-date one. Conversely, if we are moving from PR (to PR or EX), we need to get the value from the lock resource. If we are in NL mode, there is nothing to do.</text:p>
      <text:h text:style-name="Heading_20_3" text:outline-level="3">Send Cancel Request</text:h>
      <text:p text:style-name="Text_20_body">Now it is time to tell the lock resource master node that we want the lock converted. To send remote unlock request we first prepare the message vector and also add extra lock value block information if this specific action requires so.</text:p>
      <text:p text:style-name="Text_20_body">The message is sent by 'o2net_send_message_vec' (see Chapter <text:reference-ref text:reference-format="chapter" text:ref-name="TCP Layer">9</text:reference-ref>), and the response is got synchronously.</text:p>
      <text:p text:style-name="P37">In case the the call returned as host unreachable (dlm_is_host_down), instead of logging the same network error over and over, we sleep here and wait for the heartbeat to notice the node is <text:span text:style-name="T6">dead timing out after 5s (dlm_wait_for_node_death). Afterwards we return with DLM_RECOVERING and let the caller take the appropriate action which is mostly retrying the request until the host is reachable or the resource is available.</text:span></text:p>
      <text:p text:style-name="P38">For situation where the master was busy responding 'forward', 'migrating' or 'recovering', <text:s/>the caller needs to re-request the conversion. </text:p>
      <text:h text:style-name="Heading_20_3" text:outline-level="3">Finalizing</text:h>
      <text:p text:style-name="P38">After resetting in-progress state, we need to do some cleanup if the conversion request is not fulfilled (not DLM_NORMAL). In 'dlm_revert_pending_convert', we move the lock back to the 'granted' list invalidating the convert_type (prospective mode) and clearing LVB related flags as things may be different for the next request on this lock.</text:p>
      <text:h text:style-name="Heading_20_1" text:outline-level="1" text:is-list-header="true"/>
      <text:h text:style-name="P12" text:outline-level="1"><text:reference-mark-start text:name="Recovery"/>Mastering and Recovery<text:reference-mark-end text:name="Recovery"/></text:h>
      <text:p text:style-name="Text_20_body">TODO: Write this chapter</text:p>
      <text:p text:style-name="Text_20_body"/>
      <text:p text:style-name="Text_20_body">Exported functions in dlmmaster.c:</text:p>
      <text:p text:style-name="Text_20_body">dlm_dump_all_mles</text:p>
      <text:p text:style-name="Text_20_body">dlm_migrate_lockres </text:p>
      <text:h text:style-name="P12" text:outline-level="1"><text:reference-mark-start text:name="Domains"/>Domains<text:reference-mark-end text:name="Domains"/></text:h>
      <text:p text:style-name="Text_20_body">TODO: Write this chapter</text:p>
      <text:p text:style-name="Text_20_body"/>
      <text:p text:style-name="Text_20_body">Exported functions in dlmdomain.c:</text:p>
      <text:p text:style-name="Text_20_body">dlm_register_domain</text:p>
      <text:p text:style-name="Text_20_body">dlm_unregister_domain</text:p>
      <text:p text:style-name="Text_20_body">dlm_setup_eviction_cb</text:p>
      <text:p text:style-name="Text_20_body">dlm_register_eviction_cb</text:p>
      <text:p text:style-name="Text_20_body">dlm_unregister_eviction_cb</text:p>
      <text:h text:style-name="P12" text:outline-level="1"><text:reference-mark-start text:name="User DLM Layer"/>User DLM Layer<text:reference-mark-end text:name="User DLM Layer"/></text:h>
      <text:p text:style-name="Text_20_body">TODO: Write this chapter</text:p>
      <text:h text:style-name="P12" text:outline-level="1"><text:reference-mark-start text:name="DLM Glue Layer"/>DLM Glue Layer<text:reference-mark-end text:name="DLM Glue Layer"/></text:h>
      <text:p text:style-name="Text_20_body">TODO: Write this chapter</text:p>
      <text:p text:style-name="Text_20_body">The DLM Glue Layer is a barrier between the OCFS2 and the DLM layers. See dlmglue.c for details.</text:p>
      <text:h text:style-name="P12" text:outline-level="1"><text:reference-mark-start text:name="TCP Layer"/>TCP Layer<text:reference-mark-end text:name="TCP Layer"/></text:h>
      <text:p text:style-name="Text_20_body">TODO: Complete this chapter</text:p>
      <text:p text:style-name="Text_20_body">Most of the related code is in tcp.c</text:p>
      <text:p text:style-name="Text_20_body">This chapter covers the structure of the messages sent over the network that are defined in dlmcommon.h. So, when there is a tcpdump of a specific instant of a problem, it will enable to analyze what is going on.</text:p>
      <text:h text:style-name="Heading_20_2" text:outline-level="2">Network Messages</text:h>
      <text:p text:style-name="Text_20_body">The following sections describe and diagram the network messages that are sent for DLM operation over the network layer.</text:p>
      <text:h text:style-name="Heading_20_3" text:outline-level="3">dlm_master_request</text:h>
      <text:p text:style-name="Text_20_body"><text:span text:style-name="T5">Description: </text:span>Message to find out whether there is a master for a lock resource</text:p>
      <text:p text:style-name="Text_20_body"><text:span text:style-name="T5">Purpose:</text:span> This message is initiated by dlm_get_lock_resource to find the master of a lock resource if exists. </text:p>
      <text:p text:style-name="P39">Layou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40"/>
          </table:table-cell>
          <table:table-cell table:style-name="Table3.B1" office:value-type="string">
            <text:p text:style-name="P40">8</text:p>
          </table:table-cell>
          <table:table-cell table:style-name="Table3.B1" office:value-type="string">
            <text:p text:style-name="P40">16</text:p>
          </table:table-cell>
          <table:table-cell table:style-name="Table3.B1" office:value-type="string">
            <text:p text:style-name="P40">32</text:p>
          </table:table-cell>
          <table:table-cell table:style-name="Table3.B1" office:value-type="string">
            <text:p text:style-name="P40">64</text:p>
          </table:table-cell>
          <table:table-cell table:style-name="Table3.B1" office:value-type="string">
            <text:p text:style-name="P40">576</text:p>
          </table:table-cell>
        </table:table-row>
        <table:table-row table:style-name="Table3.2">
          <table:table-cell table:style-name="Table3.A2" office:value-type="string">
            <text:p text:style-name="P41">Node</text:p>
            <text:p text:style-name="P41">Index</text:p>
          </table:table-cell>
          <table:table-cell table:style-name="Table3.A2" office:value-type="string">
            <text:p text:style-name="P41">Name</text:p>
            <text:p text:style-name="P41">Length</text:p>
          </table:table-cell>
          <table:table-cell table:style-name="Table3.A2" office:value-type="string">
            <text:p text:style-name="P41">PAD</text:p>
          </table:table-cell>
          <table:table-cell table:style-name="Table3.A2" office:value-type="string">
            <text:p text:style-name="P41">FLAGS</text:p>
          </table:table-cell>
          <table:table-cell table:style-name="Table3.A2" office:value-type="string">
            <text:p text:style-name="P41">Name</text:p>
          </table:table-cell>
          <table:table-cell table:style-name="Table3.F2" office:value-type="string">
            <text:p text:style-name="P41"/>
          </table:table-cell>
        </table:table-row>
      </table:table>
      <text:p text:style-name="Text_20_body"/>
      <text:p text:style-name="Text_20_body">The FLAGS in dlm_master_request is not used.</text:p>
      <text:h text:style-name="P42" text:outline-level="3">dlm_assert_master</text:h>
      <text:p text:style-name="Text_20_body">TODO: Complete this section</text:p>
      <text:p text:style-name="Text_20_body"><text:span text:style-name="T5">Description: </text:span>Message to ...</text:p>
      <text:p text:style-name="Text_20_body"><text:span text:style-name="T5">Purpose:</text:span> This message is ...</text:p>
      <text:p text:style-name="P39">Layout:</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43"/>
          </table:table-cell>
          <table:table-cell table:style-name="Table5.B1" office:value-type="string">
            <text:p text:style-name="P43">8</text:p>
          </table:table-cell>
          <table:table-cell table:style-name="Table5.B1" office:value-type="string">
            <text:p text:style-name="P43">16</text:p>
          </table:table-cell>
          <table:table-cell table:style-name="Table5.B1" office:value-type="string">
            <text:p text:style-name="P43">32</text:p>
          </table:table-cell>
          <table:table-cell table:style-name="Table5.B1" office:value-type="string">
            <text:p text:style-name="P43">64</text:p>
          </table:table-cell>
          <table:table-cell table:style-name="Table5.B1" office:value-type="string">
            <text:p text:style-name="P43">576</text:p>
          </table:table-cell>
        </table:table-row>
        <table:table-row table:style-name="Table5.2">
          <table:table-cell table:style-name="Table5.A2" office:value-type="string">
            <text:p text:style-name="P44">Node</text:p>
            <text:p text:style-name="P44">Index</text:p>
          </table:table-cell>
          <table:table-cell table:style-name="Table5.A2" office:value-type="string">
            <text:p text:style-name="P44">Name</text:p>
            <text:p text:style-name="P44">Length</text:p>
          </table:table-cell>
          <table:table-cell table:style-name="Table5.A2" office:value-type="string">
            <text:p text:style-name="P44">PAD</text:p>
          </table:table-cell>
          <table:table-cell table:style-name="Table5.A2" office:value-type="string">
            <text:p text:style-name="P44">FLAGS</text:p>
          </table:table-cell>
          <table:table-cell table:style-name="Table5.A2" office:value-type="string">
            <text:p text:style-name="P44">Name</text:p>
          </table:table-cell>
          <table:table-cell table:style-name="Table5.F2" office:value-type="string">
            <text:p text:style-name="P44"/>
          </table:table-cell>
        </table:table-row>
      </table:table>
      <text:p text:style-name="P45"><draw:line text:anchor-type="paragraph" draw:z-index="0" draw:style-name="gr1" draw:text-style-name="P46" svg:x1="6.553cm" svg:y1="0.085cm" svg:x2="3.731cm" svg:y2="1.106cm"><text:p/></draw:line><draw:line text:anchor-type="paragraph" draw:z-index="1" draw:style-name="gr2" draw:text-style-name="P46" svg:x1="10.139cm" svg:y1="0.194cm" svg:x2="13.196cm" svg:y2="1.134cm"><text:p/></draw:line></text:p>
      <text:p text:style-name="P45"/>
      <table:table table:name="Table6" table:style-name="Table6">
        <table:table-column table:style-name="Table6.A"/>
        <table:table-column table:style-name="Table6.B"/>
        <table:table-column table:style-name="Table6.C" table:number-columns-repeated="7"/>
        <table:table-column table:style-name="Table6.J"/>
        <table:table-row>
          <table:table-cell table:style-name="Table6.A1" office:value-type="string">
            <text:p text:style-name="P47">31</text:p>
          </table:table-cell>
          <table:table-cell table:style-name="Table6.A1" office:value-type="string">
            <text:p text:style-name="P47">...</text:p>
          </table:table-cell>
          <table:table-cell table:style-name="Table6.A1" office:value-type="string">
            <text:p text:style-name="P47">7</text:p>
          </table:table-cell>
          <table:table-cell table:style-name="Table6.A1" office:value-type="string">
            <text:p text:style-name="P47">6</text:p>
          </table:table-cell>
          <table:table-cell table:style-name="Table6.A1" office:value-type="string">
            <text:p text:style-name="P47">5</text:p>
          </table:table-cell>
          <table:table-cell table:style-name="Table6.A1" office:value-type="string">
            <text:p text:style-name="P47">4</text:p>
          </table:table-cell>
          <table:table-cell table:style-name="Table6.A1" office:value-type="string">
            <text:p text:style-name="P47">3</text:p>
          </table:table-cell>
          <table:table-cell table:style-name="Table6.A1" office:value-type="string">
            <text:p text:style-name="P47">2</text:p>
          </table:table-cell>
          <table:table-cell table:style-name="Table6.A1" office:value-type="string">
            <text:p text:style-name="P47">1</text:p>
          </table:table-cell>
          <table:table-cell table:style-name="Table6.A1" office:value-type="string">
            <text:p text:style-name="P47">0</text:p>
          </table:table-cell>
        </table:table-row>
        <table:table-row table:style-name="Table6.2">
          <table:table-cell table:style-name="Table6.A2" office:value-type="string">
            <text:p text:style-name="P44"/>
          </table:table-cell>
          <table:table-cell table:style-name="Table6.A2" office:value-type="string">
            <text:p text:style-name="P44">...</text:p>
          </table:table-cell>
          <table:table-cell table:style-name="Table6.A2" office:value-type="string">
            <text:p text:style-name="P44"/>
          </table:table-cell>
          <table:table-cell table:style-name="Table6.A2" office:value-type="string">
            <text:p text:style-name="P44"/>
          </table:table-cell>
          <table:table-cell table:style-name="Table6.A2" office:value-type="string">
            <text:p text:style-name="P44"/>
          </table:table-cell>
          <table:table-cell table:style-name="Table6.A2" office:value-type="string">
            <text:p text:style-name="P44"/>
          </table:table-cell>
          <table:table-cell table:style-name="Table6.A2" office:value-type="string">
            <text:p text:style-name="P44"/>
          </table:table-cell>
          <table:table-cell table:style-name="Table6.A2" office:value-type="string">
            <text:p text:style-name="P44"><draw:line text:anchor-type="paragraph" draw:z-index="5" draw:style-name="gr2" draw:text-style-name="P46" svg:x1="0.293cm" svg:y1="0.247cm" svg:x2="0.291cm" svg:y2="2.011cm"><text:p/></draw:line></text:p>
          </table:table-cell>
          <table:table-cell table:style-name="Table6.A2" office:value-type="string">
            <text:p text:style-name="P44"><draw:line text:anchor-type="paragraph" draw:z-index="6" draw:style-name="gr2" draw:text-style-name="P46" svg:x1="0.208cm" svg:y1="2.656cm" svg:x2="0.208cm" svg:y2="0.275cm"><text:p/></draw:line></text:p>
          </table:table-cell>
          <table:table-cell table:style-name="Table6.J2" office:value-type="string">
            <text:p text:style-name="P44"><draw:line text:anchor-type="paragraph" draw:z-index="7" draw:style-name="gr2" draw:text-style-name="P46" svg:x1="0.212cm" svg:y1="3.302cm" svg:x2="0.212cm" svg:y2="0.247cm"><text:p/></draw:line></text:p>
          </table:table-cell>
        </table:table-row>
      </table:table>
      <text:p text:style-name="P45"/>
      <text:p text:style-name="P48"/>
      <text:p text:style-name="P45"><draw:line text:anchor-type="paragraph" draw:z-index="2" draw:style-name="gr3" draw:text-style-name="P46" svg:x1="11.757cm" svg:y1="0.199cm" svg:x2="9.55cm" svg:y2="0.199cm"><text:p/></draw:line>DLM_ASSERT_MASTER_FINISH_MIGRATION </text:p>
      <text:p text:style-name="P45"><draw:line text:anchor-type="paragraph" draw:z-index="3" draw:style-name="gr3" draw:text-style-name="P46" svg:x1="12.386cm" svg:y1="0.199cm" svg:x2="9.55cm" svg:y2="0.199cm"><text:p/></draw:line>DLM_ASSERT_MASTER_REQUERY</text:p>
      <text:p text:style-name="P45"><draw:line text:anchor-type="paragraph" draw:z-index="4" draw:style-name="gr3" draw:text-style-name="P46" svg:x1="13.102cm" svg:y1="0.199cm" svg:x2="9.55cm" svg:y2="0.199cm"><text:p/></draw:line>DLM_ASSERT_MASTER_MLE_CLEANUP</text:p>
      <text:p text:style-name="P45"/>
      <text:h text:style-name="P42" text:outline-level="3">dlm_migrate_request</text:h>
      <text:p text:style-name="Text_20_body">TODO: Complete this section</text:p>
      <text:p text:style-name="P49"><text:span text:style-name="T5">Description: </text:span>Message to ...</text:p>
      <text:p text:style-name="Text_20_body"><text:span text:style-name="T5">Purpose:</text:span> This message is ...</text:p>
      <text:p text:style-name="P50">Layou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40"/>
          </table:table-cell>
          <table:table-cell table:style-name="Table4.B1" office:value-type="string">
            <text:p text:style-name="P40">8</text:p>
          </table:table-cell>
          <table:table-cell table:style-name="Table4.B1" office:value-type="string">
            <text:p text:style-name="P40">16</text:p>
          </table:table-cell>
          <table:table-cell table:style-name="Table4.B1" office:value-type="string">
            <text:p text:style-name="P40">24</text:p>
          </table:table-cell>
          <table:table-cell table:style-name="Table4.B1" office:value-type="string">
            <text:p text:style-name="P40">32</text:p>
          </table:table-cell>
          <table:table-cell table:style-name="Table4.B1" office:value-type="string">
            <text:p text:style-name="P40">64</text:p>
          </table:table-cell>
          <table:table-cell table:style-name="Table4.B1" office:value-type="string">
            <text:p text:style-name="P40">576</text:p>
          </table:table-cell>
        </table:table-row>
        <table:table-row table:style-name="Table4.2">
          <table:table-cell table:style-name="Table4.A2" office:value-type="string">
            <text:p text:style-name="P41">Master</text:p>
          </table:table-cell>
          <table:table-cell table:style-name="Table4.A2" office:value-type="string">
            <text:p text:style-name="P41">New</text:p>
            <text:p text:style-name="P41">Master</text:p>
          </table:table-cell>
          <table:table-cell table:style-name="Table4.A2" office:value-type="string">
            <text:p text:style-name="P41">Name</text:p>
            <text:p text:style-name="P41">Length</text:p>
          </table:table-cell>
          <table:table-cell table:style-name="Table4.A2" office:value-type="string">
            <text:p text:style-name="P41">PAD1</text:p>
          </table:table-cell>
          <table:table-cell table:style-name="Table4.A2" office:value-type="string">
            <text:p text:style-name="P41">PAD2</text:p>
          </table:table-cell>
          <table:table-cell table:style-name="Table4.A2" office:value-type="string">
            <text:p text:style-name="P41">Name</text:p>
          </table:table-cell>
          <table:table-cell table:style-name="Table4.G2" office:value-type="string">
            <text:p text:style-name="P41"/>
          </table:table-cell>
        </table:table-row>
      </table:table>
      <text:p text:style-name="Text_20_body"/>
      <text:h text:style-name="Heading_20_3" text:outline-level="3" text:is-list-header="true"/>
      <text:h text:style-name="P42" text:outline-level="3">dlm_master_requery</text:h>
      <text:p text:style-name="Text_20_body">TODO: Complete this section</text:p>
      <text:p text:style-name="P49"><text:span text:style-name="T5">Description: </text:span>Message to ...</text:p>
      <text:p text:style-name="Text_20_body"><text:span text:style-name="T5">Purpose:</text:span> This message is ...</text:p>
      <text:p text:style-name="P50">Layout:</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40"/>
          </table:table-cell>
          <table:table-cell table:style-name="Table9.B1" office:value-type="string">
            <text:p text:style-name="P40">8</text:p>
          </table:table-cell>
          <table:table-cell table:style-name="Table9.B1" office:value-type="string">
            <text:p text:style-name="P40">16</text:p>
          </table:table-cell>
          <table:table-cell table:style-name="Table9.B1" office:value-type="string">
            <text:p text:style-name="P40">24</text:p>
          </table:table-cell>
          <table:table-cell table:style-name="Table9.B1" office:value-type="string">
            <text:p text:style-name="P40">32</text:p>
          </table:table-cell>
          <table:table-cell table:style-name="Table9.B1" office:value-type="string">
            <text:p text:style-name="P51">64</text:p>
          </table:table-cell>
          <table:table-cell table:style-name="Table9.B1" office:value-type="string">
            <text:p text:style-name="P40">576</text:p>
          </table:table-cell>
        </table:table-row>
        <table:table-row table:style-name="Table9.2">
          <table:table-cell table:style-name="Table9.A2" office:value-type="string">
            <text:p text:style-name="P41">PAD1</text:p>
          </table:table-cell>
          <table:table-cell table:style-name="Table9.A2" office:value-type="string">
            <text:p text:style-name="P41">PAD2</text:p>
          </table:table-cell>
          <table:table-cell table:style-name="Table9.A2" office:value-type="string">
            <text:p text:style-name="P41">Node</text:p>
            <text:p text:style-name="P41">Index</text:p>
          </table:table-cell>
          <table:table-cell table:style-name="Table9.A2" office:value-type="string">
            <text:p text:style-name="P41">Name</text:p>
            <text:p text:style-name="P41">Length</text:p>
          </table:table-cell>
          <table:table-cell table:style-name="Table9.A2" office:value-type="string">
            <text:p text:style-name="P41">PAD3</text:p>
          </table:table-cell>
          <table:table-cell table:style-name="Table9.A2" office:value-type="string">
            <text:p text:style-name="P41">Name</text:p>
          </table:table-cell>
          <table:table-cell table:style-name="Table9.G2" office:value-type="string">
            <text:p text:style-name="P41"/>
          </table:table-cell>
        </table:table-row>
      </table:table>
      <text:p text:style-name="P52"/>
      <text:h text:style-name="Heading_20_3" text:outline-level="3" text:is-list-header="true"/>
      <text:h text:style-name="P42" text:outline-level="3">dlm_migratable_lockres</text:h>
      <text:p text:style-name="Text_20_body">TODO: Complete this section</text:p>
      <text:p text:style-name="P49"><text:span text:style-name="T5">Description: </text:span>Message to ...</text:p>
      <text:p text:style-name="Text_20_body"><text:span text:style-name="T5">Purpose:</text:span> This message is ...</text:p>
      <text:p text:style-name="P50">Layou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style-name="Table10.1">
          <table:table-cell table:style-name="Table10.A1" office:value-type="string">
            <text:p text:style-name="P40"/>
          </table:table-cell>
          <table:table-cell table:style-name="Table10.B1" office:value-type="string">
            <text:p text:style-name="P40">8</text:p>
          </table:table-cell>
          <table:table-cell table:style-name="Table10.B1" office:value-type="string">
            <text:p text:style-name="P40">16</text:p>
          </table:table-cell>
          <table:table-cell table:style-name="Table10.B1" office:value-type="string">
            <text:p text:style-name="P40">24</text:p>
          </table:table-cell>
          <table:table-cell table:style-name="Table10.B1" office:value-type="string">
            <text:p text:style-name="P40">32</text:p>
          </table:table-cell>
          <table:table-cell table:style-name="Table10.B1" office:value-type="string">
            <text:p text:style-name="P40">64</text:p>
          </table:table-cell>
          <table:table-cell table:style-name="Table10.B1" office:value-type="string">
            <text:p text:style-name="P40">128</text:p>
          </table:table-cell>
          <table:table-cell table:style-name="Table10.B1" office:value-type="string">
            <text:p text:style-name="P40">384</text:p>
          </table:table-cell>
          <table:table-cell table:style-name="Table10.B1" office:value-type="string">
            <text:p text:style-name="P40">896</text:p>
          </table:table-cell>
        </table:table-row>
        <table:table-row table:style-name="Table10.2">
          <table:table-cell table:style-name="Table10.A2" office:value-type="string">
            <text:p text:style-name="P41">Master</text:p>
          </table:table-cell>
          <table:table-cell table:style-name="Table10.A2" office:value-type="string">
            <text:p text:style-name="P41">Lock</text:p>
            <text:p text:style-name="P41">Name</text:p>
            <text:p text:style-name="P41">Length</text:p>
          </table:table-cell>
          <table:table-cell table:style-name="Table10.A2" office:value-type="string">
            <text:p text:style-name="P41"># locks</text:p>
            <text:p text:style-name="P41">sent in this</text:p>
            <text:p text:style-name="P41">lock resource</text:p>
          </table:table-cell>
          <table:table-cell table:style-name="Table10.A2" office:value-type="string">
            <text:p text:style-name="P41">FLAGS</text:p>
          </table:table-cell>
          <table:table-cell table:style-name="Table10.A2" office:value-type="string">
            <text:p text:style-name="P41">#locks to be sent for this migration cookie</text:p>
          </table:table-cell>
          <table:table-cell table:style-name="Table10.A2" office:value-type="string">
            <text:p text:style-name="P41">Cookie for this lock resource migration</text:p>
          </table:table-cell>
          <table:table-cell table:style-name="Table10.A2" office:value-type="string">
            <text:p text:style-name="P41">Array of Lock Names</text:p>
            <text:p text:style-name="P41">(32 bytes)</text:p>
          </table:table-cell>
          <table:table-cell table:style-name="Table10.A2" office:value-type="string">
            <text:p text:style-name="P41">Array of Lock Value Blocks</text:p>
            <text:p text:style-name="P41">(64bytes)</text:p>
          </table:table-cell>
          <table:table-cell table:style-name="Table10.I2" office:value-type="string">
            <text:p text:style-name="P41"/>
          </table:table-cell>
        </table:table-row>
      </table:table>
      <text:p text:style-name="Text_20_body"><draw:line text:anchor-type="paragraph" draw:z-index="14" draw:style-name="gr4" draw:text-style-name="P46" svg:x1="4.729cm" svg:y1="0.266cm" svg:x2="3.466cm" svg:y2="1.166cm"><text:p/></draw:line><draw:line text:anchor-type="paragraph" draw:z-index="15" draw:style-name="gr4" draw:text-style-name="P46" svg:x1="5.994cm" svg:y1="0.168cm" svg:x2="13.344cm" svg:y2="1.108cm"><text:p/></draw:line></text:p>
      <text:p text:style-name="Text_20_body"/>
      <table:table table:name="Table11" table:style-name="Table11">
        <table:table-column table:style-name="Table11.A"/>
        <table:table-column table:style-name="Table11.B"/>
        <table:table-column table:style-name="Table11.C" table:number-columns-repeated="7"/>
        <table:table-column table:style-name="Table11.J"/>
        <table:table-row>
          <table:table-cell table:style-name="Table11.A1" office:value-type="string">
            <text:p text:style-name="P53">31</text:p>
          </table:table-cell>
          <table:table-cell table:style-name="Table11.A1" office:value-type="string">
            <text:p text:style-name="P53">...</text:p>
          </table:table-cell>
          <table:table-cell table:style-name="Table11.A1" office:value-type="string">
            <text:p text:style-name="P53">7</text:p>
          </table:table-cell>
          <table:table-cell table:style-name="Table11.A1" office:value-type="string">
            <text:p text:style-name="P53">6</text:p>
          </table:table-cell>
          <table:table-cell table:style-name="Table11.A1" office:value-type="string">
            <text:p text:style-name="P53">5</text:p>
          </table:table-cell>
          <table:table-cell table:style-name="Table11.A1" office:value-type="string">
            <text:p text:style-name="P53">4</text:p>
          </table:table-cell>
          <table:table-cell table:style-name="Table11.A1" office:value-type="string">
            <text:p text:style-name="P53">3</text:p>
          </table:table-cell>
          <table:table-cell table:style-name="Table11.A1" office:value-type="string">
            <text:p text:style-name="P53">2</text:p>
          </table:table-cell>
          <table:table-cell table:style-name="Table11.A1" office:value-type="string">
            <text:p text:style-name="P53">1</text:p>
          </table:table-cell>
          <table:table-cell table:style-name="Table11.A1" office:value-type="string">
            <text:p text:style-name="P53">0</text:p>
          </table:table-cell>
        </table:table-row>
        <table:table-row table:style-name="Table11.2">
          <table:table-cell table:style-name="Table11.A2" office:value-type="string">
            <text:p text:style-name="P41"/>
          </table:table-cell>
          <table:table-cell table:style-name="Table11.A2" office:value-type="string">
            <text:p text:style-name="P41">...</text:p>
          </table:table-cell>
          <table:table-cell table:style-name="Table11.A2" office:value-type="string">
            <text:p text:style-name="P41"/>
          </table:table-cell>
          <table:table-cell table:style-name="Table11.A2" office:value-type="string">
            <text:p text:style-name="P41"/>
          </table:table-cell>
          <table:table-cell table:style-name="Table11.A2" office:value-type="string">
            <text:p text:style-name="P41"/>
          </table:table-cell>
          <table:table-cell table:style-name="Table11.A2" office:value-type="string">
            <text:p text:style-name="P41"/>
          </table:table-cell>
          <table:table-cell table:style-name="Table11.A2" office:value-type="string">
            <text:p text:style-name="P41"/>
          </table:table-cell>
          <table:table-cell table:style-name="Table11.A2" office:value-type="string">
            <text:p text:style-name="P41"><draw:line text:anchor-type="paragraph" draw:z-index="11" draw:style-name="gr2" draw:text-style-name="P46" svg:x1="0.293cm" svg:y1="0.247cm" svg:x2="0.291cm" svg:y2="2.011cm"><text:p/></draw:line></text:p>
          </table:table-cell>
          <table:table-cell table:style-name="Table11.A2" office:value-type="string">
            <text:p text:style-name="P41"><draw:line text:anchor-type="paragraph" draw:z-index="12" draw:style-name="gr2" draw:text-style-name="P46" svg:x1="0.208cm" svg:y1="2.656cm" svg:x2="0.208cm" svg:y2="0.275cm"><text:p/></draw:line></text:p>
          </table:table-cell>
          <table:table-cell table:style-name="Table11.J2" office:value-type="string">
            <text:p text:style-name="P41"><draw:line text:anchor-type="paragraph" draw:z-index="13" draw:style-name="gr2" draw:text-style-name="P46" svg:x1="0.212cm" svg:y1="3.302cm" svg:x2="0.212cm" svg:y2="0.247cm"><text:p/></draw:line></text:p>
          </table:table-cell>
        </table:table-row>
      </table:table>
      <text:p text:style-name="Text_20_body"/>
      <text:p text:style-name="Text_20_body"/>
      <text:p text:style-name="Text_20_body"><draw:line text:anchor-type="paragraph" draw:z-index="8" draw:style-name="gr3" draw:text-style-name="P46" svg:x1="11.756cm" svg:y1="0.199cm" svg:x2="5.817cm" svg:y2="0.199cm"><text:p/></draw:line>DLM_MRES_ALL_DONE </text:p>
      <text:p text:style-name="Text_20_body"><draw:line text:anchor-type="paragraph" draw:z-index="9" draw:style-name="gr3" draw:text-style-name="P46" svg:x1="12.386cm" svg:y1="0.199cm" svg:x2="6.052cm" svg:y2="0.199cm"><text:p/></draw:line>DLM_MRES_MIGRATION</text:p>
      <text:p text:style-name="Text_20_body"><draw:line text:anchor-type="paragraph" draw:z-index="10" draw:style-name="gr3" draw:text-style-name="P46" svg:x1="13.102cm" svg:y1="0.199cm" svg:x2="6.729cm" svg:y2="0.199cm"><text:p/></draw:line>DLM_MRES_RECOVERY</text:p>
      <text:p text:style-name="Text_20_body"/>
      <text:p text:style-name="Text_20_body">Note: In the structure an array of dlm_migratable_lock is also declared but it is empty. An empty array allocates 0 bytes but I can also see that that array is referenced in different parts of the code. TODO: clarify this</text:p>
      <text:h text:style-name="Heading_20_3" text:outline-level="3" text:is-list-header="true"/>
      <text:h text:style-name="P42" text:outline-level="3">dlm_create_lock</text:h>
      <text:p text:style-name="Text_20_body">TODO: Complete this section</text:p>
      <text:p text:style-name="P49"><text:span text:style-name="T5">Description: </text:span>Message to ...</text:p>
      <text:p text:style-name="Text_20_body"><text:span text:style-name="T5">Purpose:</text:span> This message is ...</text:p>
      <text:p text:style-name="P50">Layou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40"/>
          </table:table-cell>
          <table:table-cell table:style-name="Table2.B1" office:value-type="string">
            <text:p text:style-name="P40">64</text:p>
          </table:table-cell>
          <table:table-cell table:style-name="Table2.B1" office:value-type="string">
            <text:p text:style-name="P40">96</text:p>
          </table:table-cell>
          <table:table-cell table:style-name="Table2.B1" office:value-type="string">
            <text:p text:style-name="P40">104</text:p>
          </table:table-cell>
          <table:table-cell table:style-name="Table2.B1" office:value-type="string">
            <text:p text:style-name="P40">112</text:p>
          </table:table-cell>
          <table:table-cell table:style-name="Table2.B1" office:value-type="string">
            <text:p text:style-name="P40">120</text:p>
          </table:table-cell>
          <table:table-cell table:style-name="Table2.B1" office:value-type="string">
            <text:p text:style-name="P40">128</text:p>
          </table:table-cell>
          <table:table-cell table:style-name="Table2.B1" office:value-type="string">
            <text:p text:style-name="P40">640</text:p>
          </table:table-cell>
        </table:table-row>
        <table:table-row table:style-name="Table2.2">
          <table:table-cell table:style-name="Table2.A2" office:value-type="string">
            <text:p text:style-name="P41">Cookie</text:p>
          </table:table-cell>
          <table:table-cell table:style-name="Table2.A2" office:value-type="string">
            <text:p text:style-name="P41">FLAGS</text:p>
          </table:table-cell>
          <table:table-cell table:style-name="Table2.A2" office:value-type="string">
            <text:p text:style-name="P41">PAD</text:p>
          </table:table-cell>
          <table:table-cell table:style-name="Table2.A2" office:value-type="string">
            <text:p text:style-name="P41">Node Index</text:p>
          </table:table-cell>
          <table:table-cell table:style-name="Table2.A2" office:value-type="string">
            <text:p text:style-name="P41">Requested Mode for <text:s/>the Lock</text:p>
          </table:table-cell>
          <table:table-cell table:style-name="Table2.A2" office:value-type="string">
            <text:p text:style-name="P41">Name Length</text:p>
          </table:table-cell>
          <table:table-cell table:style-name="Table2.A2" office:value-type="string">
            <text:p text:style-name="P41">Array of Names</text:p>
            <text:p text:style-name="P41">(64 bytes)</text:p>
          </table:table-cell>
          <table:table-cell table:style-name="Table2.H2" office:value-type="string">
            <text:p text:style-name="P41"/>
          </table:table-cell>
        </table:table-row>
      </table:table>
      <text:p text:style-name="P54"/>
      <text:p text:style-name="Text_20_body"/>
      <table:table table:name="Table13" table:style-name="Table13">
        <table:table-column table:style-name="Table13.A"/>
        <table:table-column table:style-name="Table13.B"/>
        <table:table-column table:style-name="Table13.C"/>
        <table:table-column table:style-name="Table13.D"/>
        <table:table-column table:style-name="Table13.A"/>
        <table:table-column table:style-name="Table13.C"/>
        <table:table-column table:style-name="Table13.A"/>
        <table:table-column table:style-name="Table13.C"/>
        <table:table-column table:style-name="Table13.A"/>
        <table:table-column table:style-name="Table13.C"/>
        <table:table-column table:style-name="Table13.A"/>
        <table:table-column table:style-name="Table13.L"/>
        <table:table-column table:style-name="Table13.M"/>
        <table:table-column table:style-name="Table13.N"/>
        <table:table-column table:style-name="Table13.O"/>
        <table:table-row>
          <table:table-cell table:style-name="Table13.A1" office:value-type="string">
            <text:p text:style-name="P53">31</text:p>
          </table:table-cell>
          <table:table-cell table:style-name="Table13.A1" office:value-type="string">
            <text:p text:style-name="P53">30</text:p>
          </table:table-cell>
          <table:table-cell table:style-name="Table13.A1" office:value-type="string">
            <text:p text:style-name="P53">29</text:p>
          </table:table-cell>
          <table:table-cell table:style-name="Table13.A1" office:value-type="string">
            <text:p text:style-name="P53">...</text:p>
          </table:table-cell>
          <table:table-cell table:style-name="Table13.A1" office:value-type="string">
            <text:p text:style-name="P53">15</text:p>
          </table:table-cell>
          <table:table-cell table:style-name="Table13.A1" office:value-type="string">
            <text:p text:style-name="P53">14</text:p>
          </table:table-cell>
          <table:table-cell table:style-name="Table13.A1" office:value-type="string">
            <text:p text:style-name="P53">13</text:p>
          </table:table-cell>
          <table:table-cell table:style-name="Table13.A1" office:value-type="string">
            <text:p text:style-name="P53">12</text:p>
          </table:table-cell>
          <table:table-cell table:style-name="Table13.A1" office:value-type="string">
            <text:p text:style-name="P53">11</text:p>
          </table:table-cell>
          <table:table-cell table:style-name="Table13.A1" office:value-type="string">
            <text:p text:style-name="P53">10</text:p>
          </table:table-cell>
          <table:table-cell table:style-name="Table13.A1" office:value-type="string">
            <text:p text:style-name="P53">9</text:p>
          </table:table-cell>
          <table:table-cell table:style-name="Table13.A1" office:value-type="string">
            <text:p text:style-name="P53">8</text:p>
          </table:table-cell>
          <table:table-cell table:style-name="Table13.A1" office:value-type="string">
            <text:p text:style-name="P53">7</text:p>
          </table:table-cell>
          <table:table-cell table:style-name="Table13.A1" office:value-type="string">
            <text:p text:style-name="P53">...</text:p>
          </table:table-cell>
          <table:table-cell table:style-name="Table13.A1" office:value-type="string">
            <text:p text:style-name="P53">0</text:p>
          </table:table-cell>
        </table:table-row>
        <table:table-row table:style-name="Table13.2">
          <table:table-cell table:style-name="Table13.A2" office:value-type="string">
            <text:p text:style-name="P41"/>
          </table:table-cell>
          <table:table-cell table:style-name="Table13.A2" office:value-type="string">
            <text:p text:style-name="P41"><draw:line text:anchor-type="paragraph" draw:z-index="21" draw:style-name="gr4" draw:text-style-name="P46" svg:x1="0.236cm" svg:y1="0.272cm" svg:x2="0.236cm" svg:y2="1.33cm"><text:p/></draw:line></text:p>
          </table:table-cell>
          <table:table-cell table:style-name="Table13.A2" office:value-type="string">
            <text:p text:style-name="P41"><draw:line text:anchor-type="paragraph" draw:z-index="22" draw:style-name="gr4" draw:text-style-name="P46" svg:x1="0.258cm" svg:y1="0.302cm" svg:x2="0.258cm" svg:y2="2.036cm"><text:p/></draw:line></text:p>
          </table:table-cell>
          <table:table-cell table:style-name="Table13.A2" office:value-type="string">
            <text:p text:style-name="P41">...</text:p>
          </table:table-cell>
          <table:table-cell table:style-name="Table13.A2" office:value-type="string">
            <text:p text:style-name="P41"/>
          </table:table-cell>
          <table:table-cell table:style-name="Table13.A2" office:value-type="string">
            <text:p text:style-name="P41"/>
          </table:table-cell>
          <table:table-cell table:style-name="Table13.A2" office:value-type="string">
            <text:p text:style-name="P41"/>
          </table:table-cell>
          <table:table-cell table:style-name="Table13.A2" office:value-type="string">
            <text:p text:style-name="P41"/>
          </table:table-cell>
          <table:table-cell table:style-name="Table13.A2" office:value-type="string">
            <text:p text:style-name="P41"/>
          </table:table-cell>
          <table:table-cell table:style-name="Table13.A2" office:value-type="string">
            <text:p text:style-name="P41"/>
          </table:table-cell>
          <table:table-cell table:style-name="Table13.A2" office:value-type="string">
            <text:p text:style-name="P41"><draw:line text:anchor-type="paragraph" draw:z-index="18" draw:style-name="gr2" draw:text-style-name="P46" svg:x1="0.296cm" svg:y1="0.247cm" svg:x2="0.296cm" svg:y2="2.612cm"><text:p/></draw:line></text:p>
          </table:table-cell>
          <table:table-cell table:style-name="Table13.A2" office:value-type="string">
            <text:p text:style-name="P41"><draw:line text:anchor-type="paragraph" draw:z-index="19" draw:style-name="gr2" draw:text-style-name="P46" svg:x1="0.242cm" svg:y1="3.258cm" svg:x2="0.242cm" svg:y2="0.275cm"><text:p/></draw:line></text:p>
          </table:table-cell>
          <table:table-cell table:style-name="Table13.A2" office:value-type="string">
            <text:p text:style-name="P41"><draw:line text:anchor-type="paragraph" draw:z-index="20" draw:style-name="gr2" draw:text-style-name="P46" svg:x1="0.187cm" svg:y1="3.904cm" svg:x2="0.187cm" svg:y2="0.247cm"><text:p/></draw:line></text:p>
          </table:table-cell>
          <table:table-cell table:style-name="Table13.A2" office:value-type="string">
            <text:p text:style-name="P41">...</text:p>
          </table:table-cell>
          <table:table-cell table:style-name="Table13.O2" office:value-type="string">
            <text:p text:style-name="P41"/>
          </table:table-cell>
        </table:table-row>
      </table:table>
      <text:p text:style-name="Text_20_body"/>
      <text:p text:style-name="P55"><draw:line text:anchor-type="paragraph" draw:z-index="24" draw:style-name="gr5" draw:text-style-name="P46" svg:x1="5.046cm" svg:y1="0.208cm" svg:x2="4.083cm" svg:y2="0.208cm"><text:p/></draw:line>LKM_GET_LVB </text:p>
      <text:p text:style-name="P55"><draw:line text:anchor-type="paragraph" draw:z-index="23" draw:style-name="gr5" draw:text-style-name="P46" svg:x1="5.683cm" svg:y1="0.268cm" svg:x2="4.083cm" svg:y2="0.268cm"><text:p/></draw:line>LKM_PUT_LVB</text:p>
      <text:p text:style-name="Text_20_body"><draw:line text:anchor-type="paragraph" draw:z-index="25" draw:style-name="gr3" draw:text-style-name="P46" svg:x1="12.61cm" svg:y1="0.199cm" svg:x2="6.052cm" svg:y2="0.199cm"><text:p/></draw:line>DLM_MRES_ALL_DONE </text:p>
      <text:p text:style-name="Text_20_body"><draw:line text:anchor-type="paragraph" draw:z-index="16" draw:style-name="gr3" draw:text-style-name="P46" svg:x1="13.123cm" svg:y1="0.199cm" svg:x2="6.052cm" svg:y2="0.199cm"><text:p/></draw:line>DLM_MRES_MIGRATION</text:p>
      <text:p text:style-name="Text_20_body"><draw:line text:anchor-type="paragraph" draw:z-index="17" draw:style-name="gr3" draw:text-style-name="P46" svg:x1="13.635cm" svg:y1="0.213cm" svg:x2="6.288cm" svg:y2="0.213cm"><text:p/></draw:line>DLM_MRES_RECOVERY</text:p>
      <text:p text:style-name="Text_20_body"/>
      <text:h text:style-name="P42" text:outline-level="3">dlm_convert_lock</text:h>
      <text:p text:style-name="Text_20_body">TODO: Complete this section</text:p>
      <text:h text:style-name="Heading_20_3" text:outline-level="3">dlm_unlock_lock</text:h>
      <text:p text:style-name="Text_20_body">TODO: Complete this section</text:p>
      <text:h text:style-name="Heading_20_3" text:outline-level="3">dlm_proxy_ast</text:h>
      <text:p text:style-name="Text_20_body">TODO: Complete this section</text:p>
      <text:h text:style-name="Heading_20_3" text:outline-level="3">dlm_lock_request</text:h>
      <text:p text:style-name="Text_20_body">TODO: Complete this section</text:p>
      <text:h text:style-name="Heading_20_3" text:outline-level="3">dlm_reco_data_done</text:h>
      <text:p text:style-name="Text_20_body">TODO: Complete this section</text:p>
      <text:h text:style-name="Heading_20_3" text:outline-level="3">dlm_begin_reco</text:h>
      <text:p text:style-name="Text_20_body">TODO: Complete this section</text:p>
      <text:h text:style-name="Heading_20_3" text:outline-level="3">dlm_query_join_request</text:h>
      <text:p text:style-name="Text_20_body">TODO: Complete this section</text:p>
      <text:h text:style-name="Heading_20_3" text:outline-level="3">dlm_assert_joined</text:h>
      <text:p text:style-name="Text_20_body">TODO: Complete this section</text:p>
      <text:h text:style-name="Heading_20_3" text:outline-level="3">dlm_cancel_join</text:h>
      <text:p text:style-name="Text_20_body">TODO: Complete this section</text:p>
      <text:h text:style-name="Heading_20_3" text:outline-level="3">dlm_exit_domain</text:h>
      <text:p text:style-name="Text_20_body">TODO: Complete this section</text:p>
      <text:h text:style-name="Heading_20_3" text:outline-level="3">dlm_finalize_reco</text:h>
      <text:p text:style-name="Text_20_body">TODO: Complete this section</text:p>
      <text:h text:style-name="P12" text:outline-level="1"><text:reference-mark-start text:name="Debugging"/>Debugging<text:reference-mark-end text:name="Debugging"/></text:h>
      <text:p text:style-name="Text_20_body">TODO: Write this chapter</text:p>
      <text:p text:style-name="Text_20_body">Exported functions from dlmdebug.c:</text:p>
      <text:p text:style-name="Text_20_body">dlm_print_one_lock</text:p>
      <text:p text:style-name="Text_20_body">dlm_errmsg</text:p>
      <text:p text:style-name="Text_20_body">dlm_errn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Console" svg:font-family="'Lucida Console'" style:font-pitch="fixed"/>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adornments="Regular" style:font-family-generic="swiss" style:font-pitch="variable"/>
  </office:font-face-decls>
  <office:styles>
    <draw:marker draw:name="Arrowheads_20_1" draw:display-name="Arrowheads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tr" fo:country="TR"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text-align="justify" style:justify-single-word="false" fo:text-indent="0cm" style:auto-text-indent="false"/>
      <style:text-properties style:font-name="Arial1" fo:font-size="11pt" fo:language="none" fo:country="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9cm" fo:margin-right="0cm" fo:margin-top="0.101cm" fo:margin-bottom="0.21cm"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fo:font-size="9pt" fo:language="none" fo:country="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Arial"/>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itle/>Page <text:page-number text:select-page="current">3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Ozgur Yuksel</meta:initial-creator>
    <meta:creation-date>2006-03-23T12:36:42</meta:creation-date>
    <dc:creator>Ozgur Yuksel</dc:creator>
    <dc:date>2006-03-28T15:59:32</dc:date>
    <meta:printed-by>Ozgur Yuksel</meta:printed-by>
    <meta:print-date>2006-03-28T14:48:15</meta:print-date>
    <dc:language>tr-TR</dc:language>
    <meta:editing-cycles>252</meta:editing-cycles>
    <meta:editing-duration>P1DT10H32M53S</meta:editing-duration>
    <meta:user-defined meta:name="Info 1"/>
    <meta:user-defined meta:name="Info 2"/>
    <meta:user-defined meta:name="Info 3"/>
    <meta:user-defined meta:name="Info 4"/>
    <meta:document-statistic meta:table-count="10" meta:image-count="0" meta:object-count="0" meta:page-count="31" meta:paragraph-count="583" meta:word-count="8586" meta:character-count="50213"/>
  </office:meta>
</office:document-meta>
</file>